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 style:family="text">
      <style:text-properties fo:font-size="20.00pt" style:text-position="super"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 style:family="text">
      <style:text-properties fo:font-size="2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4.00pt" fo:font-weight="bold" fo:font-family="'Times New Roman'" style:font-family-asian="'Times New Roman'" style:font-family-complex="'Times New Roman'" fo:background-color="#ffffff" fo:color="#000000"/>
    </style:style>
    <style:style style:name="T6" style:family="text">
      <style:text-properties fo:font-size="17.00pt" fo:font-weight="bold" style:text-underline-mode="continuous" style:text-underline-type="single" style:text-underline-style="solid" style:text-underline-width="normal" fo:font-family="'Times New Roman'" style:font-family-asian="'Times New Roman'" style:font-family-complex="'Times New Roman'" fo:background-color="#ffffff" fo:color="#000000"/>
    </style:style>
    <style:style style:name="T7" style:family="text">
      <style:text-properties fo:font-size="14.00pt" fo:font-weight="bold" fo:font-family="'Times New Roman'" style:font-family-asian="'Times New Roman'" style:font-family-complex="'Times New Roman'" fo:background-color="#ffffff" fo:color="#000000"/>
    </style:style>
    <style:style style:name="T8" style:family="text">
      <style:text-properties fo:font-size="14.00pt" fo:font-weight="normal" fo:font-family="'Times New Roman'" style:font-family-asian="'Times New Roman'" style:font-family-complex="'Times New Roman'" fo:background-color="#ffffff" fo:color="#000000"/>
    </style:style>
    <style:style style:name="T9" style:family="text">
      <style:text-properties fo:font-size="14.00pt" fo:font-weight="bold" fo:font-family="'Times New Roman'" style:font-family-asian="'Times New Roman'" style:font-family-complex="'Times New Roman'" fo:background-color="#ffffff" fo:color="#000000"/>
    </style:style>
    <style:style style:name="T10" style:family="text">
      <style:text-properties fo:font-size="14.00pt" fo:font-weight="normal" fo:font-family="'Times New Roman'" style:font-family-asian="'Times New Roman'" style:font-family-complex="'Times New Roman'" fo:background-color="#ffffff" fo:color="#000000"/>
    </style:style>
    <style:style style:name="T11" style:family="text">
      <style:text-properties fo:font-size="14.00pt" fo:font-weight="bold" fo:font-family="'Times New Roman'" style:font-family-asian="'Times New Roman'" style:font-family-complex="'Times New Roman'" fo:background-color="#ffffff" fo:color="#00000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bold" fo:font-family="'Times New Roman'" style:font-family-asian="'Times New Roman'" style:font-family-complex="'Times New Roman'" fo:background-color="#ffffff"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bold" fo:font-family="'Times New Roman'" style:font-family-asian="'Times New Roman'" style:font-family-complex="'Times New Roman'" fo:background-color="#ffffff" fo:color="#000000"/>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bold" fo:font-family="'Times New Roman'" style:font-family-asian="'Times New Roman'" style:font-family-complex="'Times New Roman'" fo:background-color="#ffffff"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bold" fo:font-family="'Times New Roman'" style:font-family-asian="'Times New Roman'" style:font-family-complex="'Times New Roman'" fo:background-color="#ffffff" fo:color="#000000"/>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bold" fo:font-family="'Times New Roman'" style:font-family-asian="'Times New Roman'" style:font-family-complex="'Times New Roman'" fo:background-color="#ffffff" fo:color="#000000"/>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bold" fo:font-family="'Times New Roman'" style:font-family-asian="'Times New Roman'" style:font-family-complex="'Times New Roman'" fo:background-color="#ffffff" fo:color="#000000"/>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bold" fo:font-family="'Times New Roman'" style:font-family-asian="'Times New Roman'" style:font-family-complex="'Times New Roman'" fo:background-color="#ffffff" fo:color="#000000"/>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bold" fo:font-family="'Times New Roman'" style:font-family-asian="'Times New Roman'" style:font-family-complex="'Times New Roman'" fo:background-color="#ffffff"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bold" fo:font-family="'Times New Roman'" style:font-family-asian="'Times New Roman'" style:font-family-complex="'Times New Roman'" fo:background-color="#ffffff" fo:color="#000000"/>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bold" fo:font-family="'Times New Roman'" style:font-family-asian="'Times New Roman'" style:font-family-complex="'Times New Roman'" fo:background-color="#ffffff"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bold" fo:font-family="'Times New Roman'" style:font-family-asian="'Times New Roman'" style:font-family-complex="'Times New Roman'" fo:background-color="#ffffff"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2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6" style:family="text">
      <style:text-properties fo:font-size="14.00pt" fo:font-weight="bold" fo:font-family="'Times New Roman'" style:font-family-asian="'Times New Roman'" style:font-family-complex="'Times New Roman'" fo:background-color="transparent" fo:color="#000000"/>
    </style:style>
    <style:style style:name="T37" style:family="text">
      <style:text-properties fo:font-size="16.00pt" fo:font-weight="normal" fo:font-family="'Times New Roman'" style:font-family-asian="'Times New Roman'" style:font-family-complex="'Times New Roman'" fo:background-color="transparent" fo:color="#000000"/>
    </style:style>
    <style:style style:name="T38" style:family="text">
      <style:text-properties fo:font-size="12.00pt" fo:font-weight="normal" fo:font-family="'Times New Roman'" style:font-family-asian="'Times New Roman'" style:font-family-complex="'Times New Roman'" fo:background-color="transparent" fo:color="#000000"/>
    </style:style>
    <style:style style:name="T39" style:family="text">
      <style:text-properties fo:font-size="12.00pt" fo:font-weight="bold" fo:font-family="'Times New Roman'" style:font-family-asian="'Times New Roman'" style:font-family-complex="'Times New Roman'" fo:background-color="transparent" fo:color="#000000"/>
    </style:style>
    <style:style style:name="T40" style:family="text">
      <style:text-properties fo:font-size="14.00pt" fo:font-weight="bold" fo:font-family="'Times New Roman'" style:font-family-asian="'Times New Roman'" style:font-family-complex="'Times New Roman'" fo:background-color="transparent" fo:color="#000000"/>
    </style:style>
    <style:style style:name="T41" style:family="text">
      <style:text-properties fo:font-size="14.00pt" fo:font-weight="normal" fo:font-family="'Times New Roman'" style:font-family-asian="'Times New Roman'" style:font-family-complex="'Times New Roman'" fo:background-color="transparent" fo:color="#000000"/>
    </style:style>
    <style:style style:name="T42" style:family="text">
      <style:text-properties fo:font-size="14.00pt" fo:font-weight="bold" fo:font-family="'Times New Roman'" style:font-family-asian="'Times New Roman'" style:font-family-complex="'Times New Roman'" fo:background-color="transparent" fo:color="#000000"/>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normal" fo:font-family="'Times New Roman'" style:font-family-asian="'Times New Roman'" style:font-family-complex="'Times New Roman'" fo:background-color="transparent" fo:color="#00000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bold" fo:font-family="'Times New Roman'" style:font-family-asian="'Times New Roman'" style:font-family-complex="'Times New Roman'" fo:background-color="#ffffff" fo:color="#000000"/>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2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49" style:family="text">
      <style:text-properties fo:font-size="12.00pt" fo:font-weight="normal" fo:font-family="'Times New Roman'" style:font-family-asian="'Times New Roman'" style:font-family-complex="'Times New Roman'" fo:background-color="transparent" fo:color="#000000"/>
    </style:style>
    <style:style style:name="T50" style:family="text">
      <style:text-properties fo:font-size="16.00pt" fo:font-weight="normal" fo:font-family="'Times New Roman'" style:font-family-asian="'Times New Roman'" style:font-family-complex="'Times New Roman'" fo:background-color="#ffffff" fo:color="#000000"/>
    </style:style>
    <style:style style:name="T51" style:family="text">
      <style:text-properties fo:font-size="16.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20.00pt" fo:font-weight="bold" fo:font-family="'Times New Roman'" style:font-family-asian="'Times New Roman'" style:font-family-complex="'Times New Roman'" fo:background-color="transparent" fo:color="#000000"/>
    </style:style>
    <style:style style:name="T54" style:family="text">
      <style:text-properties fo:font-size="2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55" style:family="text">
      <style:text-properties fo:font-size="12.00pt" fo:font-weight="normal" fo:font-family="'Times New Roman'" style:font-family-asian="'Times New Roman'" style:font-family-complex="'Times New Roman'" fo:background-color="transparent" fo:color="#000000"/>
    </style:style>
    <style:style style:name="T56" style:family="text">
      <style:text-properties fo:font-size="16.00pt" fo:font-weight="normal" fo:font-family="'Times New Roman'" style:font-family-asian="'Times New Roman'" style:font-family-complex="'Times New Roman'" fo:background-color="transparent" fo:color="#000000"/>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22.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6.00pt" fo:font-weight="normal" fo:font-family="'Times New Roman'" style:font-family-asian="'Times New Roman'" style:font-family-complex="'Times New Roman'" fo:background-color="transparent" fo:color="#000000"/>
    </style:style>
    <style:style style:name="T61" style:family="text">
      <style:text-properties fo:font-size="22.00pt" fo:font-weight="normal" fo:font-family="'Times New Roman'" style:font-family-asian="'Times New Roman'" style:font-family-complex="'Times New Roman'" fo:background-color="transparent" fo:color="#000000"/>
    </style:style>
    <style:style style:name="T62" style:family="text">
      <style:text-properties fo:font-size="16.00pt" fo:font-weight="normal" fo:font-family="'Times New Roman'" style:font-family-asian="'Times New Roman'" style:font-family-complex="'Times New Roman'" fo:background-color="transparent" fo:color="#000000"/>
    </style:style>
    <style:style style:name="T63" style:family="text">
      <style:text-properties fo:font-size="22.00pt" fo:font-weight="normal" fo:font-family="'Times New Roman'" style:font-family-asian="'Times New Roman'" style:font-family-complex="'Times New Roman'" fo:background-color="transparent" fo:color="#000000"/>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ffffff" fo:color="#000000"/>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2.00pt" fo:font-weight="normal" fo:font-family="'Times New Roman'" style:font-family-asian="'Times New Roman'" style:font-family-complex="'Times New Roman'" fo:background-color="#ffffff" fo:color="#000000"/>
    </style:style>
    <style:style style:name="T68"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ffffff" fo:color="#000000"/>
    </style:style>
    <style:style style:name="T69"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ffffff" fo:color="#000000"/>
    </style:style>
    <style:style style:name="T70" style:family="text">
      <style:text-properties fo:font-size="12.00pt" fo:font-weight="normal" fo:font-family="'Times New Roman'" style:font-family-asian="'Times New Roman'" style:font-family-complex="'Times New Roman'" fo:background-color="#ffffff" fo:color="#000000"/>
    </style:style>
    <style:style style:name="T71" style:family="text">
      <style:text-properties fo:font-size="12.00pt" fo:font-weight="bold" fo:font-family="'Times New Roman'" style:font-family-asian="'Times New Roman'" style:font-family-complex="'Times New Roman'" fo:background-color="#ffffff" fo:color="#000000"/>
    </style:style>
    <style:style style:name="T72" style:family="text">
      <style:text-properties fo:font-size="12.00pt" fo:font-weight="normal" fo:font-family="'Times New Roman'" style:font-family-asian="'Times New Roman'" style:font-family-complex="'Times New Roman'" fo:background-color="#ffffff" fo:color="#000000"/>
    </style:style>
    <style:style style:name="T73"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ffffff" fo:color="#000000"/>
    </style:style>
    <style:style style:name="T74"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ffffff" fo:color="#000000"/>
    </style:style>
    <style:style style:name="T75" style:family="text">
      <style:text-properties fo:font-size="12.00pt" fo:font-weight="normal" fo:font-family="'Times New Roman'" style:font-family-asian="'Times New Roman'" style:font-family-complex="'Times New Roman'" fo:background-color="#ffffff" fo:color="#000000"/>
    </style:style>
    <style:style style:name="T76" style:family="text">
      <style:text-properties fo:font-size="11.00pt" fo:font-weight="bold" style:text-underline-mode="continuous" style:text-underline-type="single" style:text-underline-style="solid" style:text-underline-width="normal" fo:font-family="'Times New Roman'" style:font-family-asian="'Times New Roman'" style:font-family-complex="'Times New Roman'" fo:background-color="#ffffff" fo:color="#00000a"/>
    </style:style>
    <style:style style:name="T77" style:family="text">
      <style:text-properties fo:font-size="11.00pt" fo:font-weight="bold" style:text-underline-mode="continuous" style:text-underline-type="single" style:text-underline-style="solid" style:text-underline-width="normal" fo:font-family="'Times New Roman'" style:font-family-asian="'Times New Roman'" style:font-family-complex="'Times New Roman'" fo:background-color="#ffffff" fo:color="#00000a"/>
    </style:style>
    <style:style style:name="T78" style:family="text">
      <style:text-properties fo:font-size="12.00pt" fo:font-weight="normal" fo:font-family="'Times New Roman'" style:font-family-asian="'Times New Roman'" style:font-family-complex="'Times New Roman'" fo:background-color="#ffffff" fo:color="#000000"/>
    </style:style>
    <style:style style:name="T79" style:family="text">
      <style:text-properties fo:font-size="11.00pt" fo:font-weight="bold" style:text-underline-mode="continuous" style:text-underline-type="single" style:text-underline-style="solid" style:text-underline-width="normal" fo:font-family="'Times New Roman'" style:font-family-asian="'Times New Roman'" style:font-family-complex="'Times New Roman'" fo:background-color="#ffffff" fo:color="#00000a"/>
    </style:style>
    <style:style style:name="T80" style:family="text">
      <style:text-properties fo:font-size="11.00pt" fo:font-weight="bold" style:text-underline-mode="continuous" style:text-underline-type="single" style:text-underline-style="solid" style:text-underline-width="normal" fo:font-family="'Times New Roman'" style:font-family-asian="'Times New Roman'" style:font-family-complex="'Times New Roman'" fo:background-color="#ffffff" fo:color="#00000a"/>
    </style:style>
    <style:style style:name="T81" style:family="text">
      <style:text-properties fo:font-size="12.00pt" fo:font-weight="normal" fo:font-family="'Times New Roman'" style:font-family-asian="'Times New Roman'" style:font-family-complex="'Times New Roman'" fo:background-color="#ffffff" fo:color="#000000"/>
    </style:style>
    <style:style style:name="T82" style:family="text">
      <style:text-properties fo:font-size="11.00pt" fo:font-weight="bold" style:text-underline-mode="continuous" style:text-underline-type="single" style:text-underline-style="solid" style:text-underline-width="normal" fo:font-family="'Times New Roman'" style:font-family-asian="'Times New Roman'" style:font-family-complex="'Times New Roman'" fo:background-color="#ffffff" fo:color="#00000a"/>
    </style:style>
    <style:style style:name="T83" style:family="text">
      <style:text-properties fo:font-size="11.00pt" fo:font-weight="bold" style:text-underline-mode="continuous" style:text-underline-type="single" style:text-underline-style="solid" style:text-underline-width="normal" fo:font-family="'Times New Roman'" style:font-family-asian="'Times New Roman'" style:font-family-complex="'Times New Roman'" fo:background-color="#ffffff" fo:color="#00000a"/>
    </style:style>
    <style:style style:name="T84" style:family="text">
      <style:text-properties fo:font-size="12.00pt" fo:font-weight="normal" fo:font-family="'Times New Roman'" style:font-family-asian="'Times New Roman'" style:font-family-complex="'Times New Roman'" fo:background-color="#ffffff" fo:color="#000000"/>
    </style:style>
    <style:style style:name="T85" style:family="text">
      <style:text-properties fo:font-size="12.00pt" fo:font-weight="normal" fo:font-family="'Times New Roman'" style:font-family-asian="'Times New Roman'" style:font-family-complex="'Times New Roman'" fo:background-color="transparent" fo:color="#000000"/>
    </style:style>
    <style:style style:name="T86" style:family="text">
      <style:text-properties fo:font-size="12.00pt" fo:font-weight="normal" fo:font-family="'Times New Roman'" style:font-family-asian="'Times New Roman'" style:font-family-complex="'Times New Roman'" fo:background-color="transparent" fo:color="#000000"/>
    </style:style>
    <style:style style:name="T87" style:family="text">
      <style:text-properties fo:font-size="12.00pt" fo:font-weight="normal" fo:font-family="'Times New Roman'" style:font-family-asian="'Times New Roman'" style:font-family-complex="'Times New Roman'" fo:background-color="transparent" fo:color="#000000"/>
    </style:style>
    <style:style style:name="T88" style:family="text">
      <style:text-properties fo:font-size="12.00pt" fo:font-weight="normal" fo:font-family="'Times New Roman'" style:font-family-asian="'Times New Roman'" style:font-family-complex="'Times New Roman'" fo:background-color="transparent" fo:color="#000000"/>
    </style:style>
    <style:style style:name="T89" style:family="text">
      <style:text-properties fo:font-size="12.00pt" fo:font-weight="normal" fo:font-family="'Times New Roman'" style:font-family-asian="'Times New Roman'" style:font-family-complex="'Times New Roman'" fo:background-color="transparent" fo:color="#000000"/>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2.00pt" fo:font-weight="bold" fo:font-family="'Times New Roman'" style:font-family-asian="'Times New Roman'" style:font-family-complex="'Times New Roman'" fo:background-color="transparent" fo:color="#000000"/>
    </style:style>
    <style:style style:name="T92" style:family="text">
      <style:text-properties fo:font-size="12.00pt" fo:font-weight="normal" fo:font-family="'Times New Roman'" style:font-family-asian="'Times New Roman'" style:font-family-complex="'Times New Roman'" fo:background-color="transparent" fo:color="#000000"/>
    </style:style>
    <style:style style:name="T93" style:family="text">
      <style:text-properties fo:font-size="12.00pt" fo:font-weight="normal" fo:font-family="'Times New Roman'" style:font-family-asian="'Times New Roman'" style:font-family-complex="'Times New Roman'" fo:background-color="transparent" fo:color="#000000"/>
    </style:style>
    <style:style style:name="T94" style:family="text">
      <style:text-properties fo:font-size="12.00pt" fo:font-weight="normal" fo:font-family="'Times New Roman'" style:font-family-asian="'Times New Roman'" style:font-family-complex="'Times New Roman'" fo:background-color="transparent" fo:color="#000000"/>
    </style:style>
    <style:style style:name="T95" style:family="text">
      <style:text-properties fo:font-size="12.00pt" fo:font-weight="normal" fo:font-family="'Times New Roman'" style:font-family-asian="'Times New Roman'" style:font-family-complex="'Times New Roman'" fo:background-color="transparent" fo:color="#000000"/>
    </style:style>
    <style:style style:name="T96" style:family="text">
      <style:text-properties fo:font-size="12.00pt" fo:font-weight="normal" fo:font-family="'Times New Roman'" style:font-family-asian="'Times New Roman'" style:font-family-complex="'Times New Roman'" fo:background-color="transparent" fo:color="#000000"/>
    </style:style>
    <style:style style:name="T9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a"/>
    </style:style>
    <style:style style:name="T9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a"/>
    </style:style>
    <style:style style:name="T99" style:family="text">
      <style:text-properties fo:font-size="12.00pt" fo:font-weight="normal" fo:font-family="'Times New Roman'" style:font-family-asian="'Times New Roman'" style:font-family-complex="'Times New Roman'" fo:background-color="transparent" fo:color="#000000"/>
    </style:style>
    <style:style style:name="T100" style:family="text">
      <style:text-properties fo:font-size="12.00pt" fo:font-weight="bold" fo:font-family="'Times New Roman'" style:font-family-asian="'Times New Roman'" style:font-family-complex="'Times New Roman'" fo:background-color="transparent" fo:color="#000000"/>
    </style:style>
    <style:style style:name="T101" style:family="text">
      <style:text-properties fo:font-size="12.00pt" fo:font-weight="normal" fo:font-family="'Times New Roman'" style:font-family-asian="'Times New Roman'" style:font-family-complex="'Times New Roman'" fo:background-color="transparent" fo:color="#000000"/>
    </style:style>
    <style:style style:name="T102"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03" style:family="text">
      <style:text-properties fo:font-size="12.00pt" fo:font-weight="normal" fo:font-family="'Times New Roman'" style:font-family-asian="'Times New Roman'" style:font-family-complex="'Times New Roman'" fo:background-color="transparent" fo:color="#000000"/>
    </style:style>
    <style:style style:name="T104"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05" style:family="text">
      <style:text-properties fo:font-size="12.00pt" fo:font-weight="normal" fo:font-family="'Times New Roman'" style:font-family-asian="'Times New Roman'" style:font-family-complex="'Times New Roman'" fo:background-color="transparent" fo:color="#000000"/>
    </style:style>
    <style:style style:name="T106"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07" style:family="text">
      <style:text-properties fo:font-size="12.00pt" fo:font-weight="normal" fo:font-family="'Times New Roman'" style:font-family-asian="'Times New Roman'" style:font-family-complex="'Times New Roman'" fo:background-color="transparent" fo:color="#000000"/>
    </style:style>
    <style:style style:name="T108"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09" style:family="text">
      <style:text-properties fo:font-size="12.00pt" fo:font-weight="normal" fo:font-family="'Times New Roman'" style:font-family-asian="'Times New Roman'" style:font-family-complex="'Times New Roman'" fo:background-color="transparent" fo:color="#000000"/>
    </style:style>
    <style:style style:name="T110" style:family="text">
      <style:text-properties fo:font-size="12.00pt" fo:font-weight="normal" fo:font-family="'Times New Roman'" style:font-family-asian="'Times New Roman'" style:font-family-complex="'Times New Roman'" fo:background-color="transparent" fo:color="#000000"/>
    </style:style>
    <style:style style:name="T111" style:family="text">
      <style:text-properties fo:font-size="12.00pt" fo:font-weight="normal" fo:font-family="'Times New Roman'" style:font-family-asian="'Times New Roman'" style:font-family-complex="'Times New Roman'" fo:background-color="transparent" fo:color="#000000"/>
    </style:style>
    <style:style style:name="T112" style:family="text">
      <style:text-properties fo:font-size="12.00pt" fo:font-weight="normal" fo:font-family="'Times New Roman'" style:font-family-asian="'Times New Roman'" style:font-family-complex="'Times New Roman'" fo:background-color="transparent" fo:color="#000000"/>
    </style:style>
    <style:style style:name="T113" style:family="text">
      <style:text-properties fo:font-size="12.00pt" fo:font-weight="normal" fo:font-family="'Times New Roman'" style:font-family-asian="'Times New Roman'" style:font-family-complex="'Times New Roman'" fo:background-color="transparent" fo:color="#000000"/>
    </style:style>
    <style:style style:name="T114"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15" style:family="text">
      <style:text-properties fo:font-size="12.00pt" fo:font-weight="normal" fo:font-family="'Times New Roman'" style:font-family-asian="'Times New Roman'" style:font-family-complex="'Times New Roman'" fo:background-color="transparent" fo:color="#000000"/>
    </style:style>
    <style:style style:name="T116"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17" style:family="text">
      <style:text-properties fo:font-size="12.00pt" fo:font-weight="normal" fo:font-family="'Times New Roman'" style:font-family-asian="'Times New Roman'" style:font-family-complex="'Times New Roman'" fo:background-color="transparent" fo:color="#000000"/>
    </style:style>
    <style:style style:name="T118"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ffffff" fo:color="#000000"/>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normal" fo:font-family="'Times New Roman'" style:font-family-asian="'Times New Roman'" style:font-family-complex="'Times New Roman'" fo:background-color="#ffffff" fo:color="#000000"/>
    </style:style>
    <style:style style:name="T121" style:family="text">
      <style:text-properties fo:font-size="11.00pt" fo:font-weight="bold" fo:font-family="'Times New Roman'" style:font-family-asian="'Times New Roman'" style:font-family-complex="'Times New Roman'" fo:background-color="#ffffff" fo:color="#000000"/>
    </style:style>
    <style:style style:name="T122" style:family="text">
      <style:text-properties fo:font-size="11.00pt" fo:font-weight="normal" fo:font-family="'Times New Roman'" style:font-family-asian="'Times New Roman'" style:font-family-complex="'Times New Roman'" fo:background-color="#ffffff" fo:color="#000000"/>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4.00pt" fo:font-weight="bold" fo:font-family="'Times New Roman'" style:font-family-asian="'Times New Roman'" style:font-family-complex="'Times New Roman'" fo:background-color="#ffffff" fo:color="#000000"/>
    </style:style>
    <style:style style:name="T125"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ffffff" fo:color="#000000"/>
    </style:style>
    <style:style style:name="T126" style:family="text">
      <style:text-properties fo:font-size="12.00pt" fo:font-weight="normal" fo:font-family="'Times New Roman'" style:font-family-asian="'Times New Roman'" style:font-family-complex="'Times New Roman'" fo:background-color="transparent" fo:color="#000000"/>
    </style:style>
    <style:style style:name="T12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2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29" style:family="text">
      <style:text-properties fo:font-size="12.00pt" fo:font-weight="normal" fo:font-family="'Times New Roman'" style:font-family-asian="'Times New Roman'" style:font-family-complex="'Times New Roman'" fo:background-color="transparent" fo:color="#000000"/>
    </style:style>
    <style:style style:name="T13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3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32" style:family="text">
      <style:text-properties fo:font-size="12.00pt" fo:font-weight="normal" fo:font-family="'Times New Roman'" style:font-family-asian="'Times New Roman'" style:font-family-complex="'Times New Roman'" fo:background-color="transparent" fo:color="#000000"/>
    </style:style>
    <style:style style:name="T13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3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35" style:family="text">
      <style:text-properties fo:font-size="12.00pt" fo:font-weight="normal" fo:font-family="'Times New Roman'" style:font-family-asian="'Times New Roman'" style:font-family-complex="'Times New Roman'" fo:background-color="transparent" fo:color="#000000"/>
    </style:style>
    <style:style style:name="T13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3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38" style:family="text">
      <style:text-properties fo:font-size="12.00pt" fo:font-weight="normal" fo:font-family="'Times New Roman'" style:font-family-asian="'Times New Roman'" style:font-family-complex="'Times New Roman'" fo:background-color="transparent" fo:color="#000000"/>
    </style:style>
    <style:style style:name="T13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4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41" style:family="text">
      <style:text-properties fo:font-size="12.00pt" fo:font-weight="normal" fo:font-family="'Times New Roman'" style:font-family-asian="'Times New Roman'" style:font-family-complex="'Times New Roman'" fo:background-color="transparent" fo:color="#000000"/>
    </style:style>
    <style:style style:name="T14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4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44" style:family="text">
      <style:text-properties fo:font-size="12.00pt" fo:font-weight="normal" fo:font-family="'Times New Roman'" style:font-family-asian="'Times New Roman'" style:font-family-complex="'Times New Roman'" fo:background-color="transparent" fo:color="#000000"/>
    </style:style>
    <style:style style:name="T14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4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47" style:family="text">
      <style:text-properties fo:font-size="12.00pt" fo:font-weight="normal" fo:font-family="'Times New Roman'" style:font-family-asian="'Times New Roman'" style:font-family-complex="'Times New Roman'" fo:background-color="transparent" fo:color="#000000"/>
    </style:style>
    <style:style style:name="T14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4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50" style:family="text">
      <style:text-properties fo:font-size="12.00pt" fo:font-weight="normal" fo:font-family="'Times New Roman'" style:font-family-asian="'Times New Roman'" style:font-family-complex="'Times New Roman'" fo:background-color="transparent" fo:color="#000000"/>
    </style:style>
    <style:style style:name="T15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5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53" style:family="text">
      <style:text-properties fo:font-size="12.00pt" fo:font-weight="normal" fo:font-family="'Times New Roman'" style:font-family-asian="'Times New Roman'" style:font-family-complex="'Times New Roman'" fo:background-color="transparent" fo:color="#000000"/>
    </style:style>
    <style:style style:name="T15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5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56" style:family="text">
      <style:text-properties fo:font-size="12.00pt" fo:font-weight="normal" fo:font-family="'Times New Roman'" style:font-family-asian="'Times New Roman'" style:font-family-complex="'Times New Roman'" fo:background-color="transparent" fo:color="#000000"/>
    </style:style>
    <style:style style:name="T15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5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59" style:family="text">
      <style:text-properties fo:font-size="12.00pt" fo:font-weight="normal" fo:font-family="'Times New Roman'" style:font-family-asian="'Times New Roman'" style:font-family-complex="'Times New Roman'" fo:background-color="transparent" fo:color="#000000"/>
    </style:style>
    <style:style style:name="T16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6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62" style:family="text">
      <style:text-properties fo:font-size="12.00pt" fo:font-weight="normal" fo:font-family="'Times New Roman'" style:font-family-asian="'Times New Roman'" style:font-family-complex="'Times New Roman'" fo:background-color="transparent" fo:color="#000000"/>
    </style:style>
    <style:style style:name="T16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6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65" style:family="text">
      <style:text-properties fo:font-size="12.00pt" fo:font-weight="normal" fo:font-family="'Times New Roman'" style:font-family-asian="'Times New Roman'" style:font-family-complex="'Times New Roman'" fo:background-color="transparent" fo:color="#000000"/>
    </style:style>
    <style:style style:name="T16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6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68" style:family="text">
      <style:text-properties fo:font-size="12.00pt" fo:font-weight="normal" fo:font-family="'Times New Roman'" style:font-family-asian="'Times New Roman'" style:font-family-complex="'Times New Roman'" fo:background-color="transparent" fo:color="#000000"/>
    </style:style>
    <style:style style:name="T16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7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71" style:family="text">
      <style:text-properties fo:font-size="12.00pt" fo:font-weight="normal" fo:font-family="'Times New Roman'" style:font-family-asian="'Times New Roman'" style:font-family-complex="'Times New Roman'" fo:background-color="transparent" fo:color="#000000"/>
    </style:style>
    <style:style style:name="T17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7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74" style:family="text">
      <style:text-properties fo:font-size="12.00pt" fo:font-weight="normal" fo:font-family="'Times New Roman'" style:font-family-asian="'Times New Roman'" style:font-family-complex="'Times New Roman'" fo:background-color="transparent" fo:color="#000000"/>
    </style:style>
    <style:style style:name="T17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7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77" style:family="text">
      <style:text-properties fo:font-size="12.00pt" fo:font-weight="normal" fo:font-family="'Times New Roman'" style:font-family-asian="'Times New Roman'" style:font-family-complex="'Times New Roman'" fo:background-color="transparent" fo:color="#000000"/>
    </style:style>
    <style:style style:name="T17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7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80" style:family="text">
      <style:text-properties fo:font-size="12.00pt" fo:font-weight="normal" fo:font-family="'Times New Roman'" style:font-family-asian="'Times New Roman'" style:font-family-complex="'Times New Roman'" fo:background-color="transparent" fo:color="#000000"/>
    </style:style>
    <style:style style:name="T181" style:family="text">
      <style:text-properties fo:font-size="12.00pt" style:text-position="super"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82" style:family="text">
      <style:text-properties fo:font-size="12.00pt" style:text-position="super"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83" style:family="text">
      <style:text-properties fo:font-size="12.00pt" fo:font-weight="normal" fo:font-family="'Times New Roman'" style:font-family-asian="'Times New Roman'" style:font-family-complex="'Times New Roman'" fo:background-color="transparent" fo:color="#000000"/>
    </style:style>
    <style:style style:name="T18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8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86" style:family="text">
      <style:text-properties fo:font-size="12.00pt" fo:font-weight="normal" fo:font-family="'Times New Roman'" style:font-family-asian="'Times New Roman'" style:font-family-complex="'Times New Roman'" fo:background-color="transparent" fo:color="#000000"/>
    </style:style>
    <style:style style:name="T18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8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89" style:family="text">
      <style:text-properties fo:font-size="12.00pt" fo:font-weight="normal" fo:font-family="'Times New Roman'" style:font-family-asian="'Times New Roman'" style:font-family-complex="'Times New Roman'" fo:background-color="transparent" fo:color="#000000"/>
    </style:style>
    <style:style style:name="T19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9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92" style:family="text">
      <style:text-properties fo:font-size="12.00pt" fo:font-weight="normal" fo:font-family="'Times New Roman'" style:font-family-asian="'Times New Roman'" style:font-family-complex="'Times New Roman'" fo:background-color="transparent" fo:color="#000000"/>
    </style:style>
    <style:style style:name="T19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9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95" style:family="text">
      <style:text-properties fo:font-size="12.00pt" fo:font-weight="normal" fo:font-family="'Times New Roman'" style:font-family-asian="'Times New Roman'" style:font-family-complex="'Times New Roman'" fo:background-color="transparent" fo:color="#000000"/>
    </style:style>
    <style:style style:name="T19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9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98" style:family="text">
      <style:text-properties fo:font-size="12.00pt" fo:font-weight="normal" fo:font-family="'Times New Roman'" style:font-family-asian="'Times New Roman'" style:font-family-complex="'Times New Roman'" fo:background-color="transparent" fo:color="#000000"/>
    </style:style>
    <style:style style:name="T19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0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01" style:family="text">
      <style:text-properties fo:font-size="12.00pt" fo:font-weight="normal" fo:font-family="'Times New Roman'" style:font-family-asian="'Times New Roman'" style:font-family-complex="'Times New Roman'" fo:background-color="transparent" fo:color="#000000"/>
    </style:style>
    <style:style style:name="T20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0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04" style:family="text">
      <style:text-properties fo:font-size="12.00pt" fo:font-weight="normal" fo:font-family="'Times New Roman'" style:font-family-asian="'Times New Roman'" style:font-family-complex="'Times New Roman'" fo:background-color="transparent" fo:color="#000000"/>
    </style:style>
    <style:style style:name="T20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0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07" style:family="text">
      <style:text-properties fo:font-size="12.00pt" fo:font-weight="normal" fo:font-family="'Times New Roman'" style:font-family-asian="'Times New Roman'" style:font-family-complex="'Times New Roman'" fo:background-color="transparent" fo:color="#000000"/>
    </style:style>
    <style:style style:name="T20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0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10" style:family="text">
      <style:text-properties fo:font-size="12.00pt" fo:font-weight="normal" fo:font-family="'Times New Roman'" style:font-family-asian="'Times New Roman'" style:font-family-complex="'Times New Roman'" fo:background-color="transparent" fo:color="#000000"/>
    </style:style>
    <style:style style:name="T21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1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13" style:family="text">
      <style:text-properties fo:font-size="12.00pt" fo:font-weight="normal" fo:font-family="'Times New Roman'" style:font-family-asian="'Times New Roman'" style:font-family-complex="'Times New Roman'" fo:background-color="transparent" fo:color="#000000"/>
    </style:style>
    <style:style style:name="T21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1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16" style:family="text">
      <style:text-properties fo:font-size="12.00pt" fo:font-weight="normal" fo:font-family="'Times New Roman'" style:font-family-asian="'Times New Roman'" style:font-family-complex="'Times New Roman'" fo:background-color="transparent" fo:color="#000000"/>
    </style:style>
    <style:style style:name="T21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1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19" style:family="text">
      <style:text-properties fo:font-size="12.00pt" fo:font-weight="normal" fo:font-family="'Times New Roman'" style:font-family-asian="'Times New Roman'" style:font-family-complex="'Times New Roman'" fo:background-color="transparent" fo:color="#000000"/>
    </style:style>
    <style:style style:name="T22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2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22" style:family="text">
      <style:text-properties fo:font-size="12.00pt" fo:font-weight="normal" fo:font-family="'Times New Roman'" style:font-family-asian="'Times New Roman'" style:font-family-complex="'Times New Roman'" fo:background-color="transparent" fo:color="#000000"/>
    </style:style>
    <style:style style:name="T22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2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25" style:family="text">
      <style:text-properties fo:font-size="12.00pt" fo:font-weight="normal" fo:font-family="'Times New Roman'" style:font-family-asian="'Times New Roman'" style:font-family-complex="'Times New Roman'" fo:background-color="transparent" fo:color="#000000"/>
    </style:style>
    <style:style style:name="T22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2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28" style:family="text">
      <style:text-properties fo:font-size="12.00pt" fo:font-weight="normal" fo:font-family="'Times New Roman'" style:font-family-asian="'Times New Roman'" style:font-family-complex="'Times New Roman'" fo:background-color="transparent" fo:color="#000000"/>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2.00pt" fo:font-weight="bold" fo:font-family="'Times New Roman'" style:font-family-asian="'Times New Roman'" style:font-family-complex="'Times New Roman'" fo:background-color="transparent" fo:color="#000000"/>
    </style:style>
    <style:style style:name="T231"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32" style:family="text">
      <style:text-properties fo:font-size="12.00pt" fo:font-weight="normal" fo:font-family="'Times New Roman'" style:font-family-asian="'Times New Roman'" style:font-family-complex="'Times New Roman'" fo:background-color="transparent" fo:color="#000000"/>
    </style:style>
    <style:style style:name="T23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3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35" style:family="text">
      <style:text-properties fo:font-size="12.00pt" fo:font-weight="normal" fo:font-family="'Times New Roman'" style:font-family-asian="'Times New Roman'" style:font-family-complex="'Times New Roman'" fo:background-color="transparent" fo:color="#000000"/>
    </style:style>
    <style:style style:name="T23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3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38" style:family="text">
      <style:text-properties fo:font-size="12.00pt" fo:font-weight="normal" fo:font-family="'Times New Roman'" style:font-family-asian="'Times New Roman'" style:font-family-complex="'Times New Roman'" fo:background-color="transparent" fo:color="#000000"/>
    </style:style>
    <style:style style:name="T23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4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41" style:family="text">
      <style:text-properties fo:font-size="12.00pt" fo:font-weight="normal" fo:font-family="'Times New Roman'" style:font-family-asian="'Times New Roman'" style:font-family-complex="'Times New Roman'" fo:background-color="transparent" fo:color="#000000"/>
    </style:style>
    <style:style style:name="T24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4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4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4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4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4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48" style:family="text">
      <style:text-properties fo:font-size="12.00pt" fo:font-weight="normal" fo:font-family="'Times New Roman'" style:font-family-asian="'Times New Roman'" style:font-family-complex="'Times New Roman'" fo:background-color="transparent" fo:color="#000000"/>
    </style:style>
    <style:style style:name="T24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5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51" style:family="text">
      <style:text-properties fo:font-size="12.00pt" fo:font-weight="normal" fo:font-family="'Times New Roman'" style:font-family-asian="'Times New Roman'" style:font-family-complex="'Times New Roman'" fo:background-color="transparent" fo:color="#000000"/>
    </style:style>
    <style:style style:name="T25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5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54" style:family="text">
      <style:text-properties fo:font-size="12.00pt" fo:font-weight="normal" fo:font-family="'Times New Roman'" style:font-family-asian="'Times New Roman'" style:font-family-complex="'Times New Roman'" fo:background-color="transparent" fo:color="#000000"/>
    </style:style>
    <style:style style:name="T25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5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57" style:family="text">
      <style:text-properties fo:font-size="12.00pt" fo:font-weight="normal" fo:font-family="'Times New Roman'" style:font-family-asian="'Times New Roman'" style:font-family-complex="'Times New Roman'" fo:background-color="transparent" fo:color="#000000"/>
    </style:style>
    <style:style style:name="T25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5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60" style:family="text">
      <style:text-properties fo:font-size="12.00pt" fo:font-weight="normal" fo:font-family="'Times New Roman'" style:font-family-asian="'Times New Roman'" style:font-family-complex="'Times New Roman'" fo:background-color="transparent" fo:color="#000000"/>
    </style:style>
    <style:style style:name="T26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6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63" style:family="text">
      <style:text-properties fo:font-size="12.00pt" fo:font-weight="normal" fo:font-family="'Times New Roman'" style:font-family-asian="'Times New Roman'" style:font-family-complex="'Times New Roman'" fo:background-color="transparent" fo:color="#000000"/>
    </style:style>
    <style:style style:name="T264" style:family="text">
      <style:text-properties fo:font-size="12.00pt" style:text-position="super"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65" style:family="text">
      <style:text-properties fo:font-size="12.00pt" style:text-position="super"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66" style:family="text">
      <style:text-properties fo:font-size="12.00pt" fo:font-weight="normal" fo:font-family="'Times New Roman'" style:font-family-asian="'Times New Roman'" style:font-family-complex="'Times New Roman'" fo:background-color="transparent" fo:color="#000000"/>
    </style:style>
    <style:style style:name="T26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6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69" style:family="text">
      <style:text-properties fo:font-size="12.00pt" fo:font-weight="normal" fo:font-family="'Times New Roman'" style:font-family-asian="'Times New Roman'" style:font-family-complex="'Times New Roman'" fo:background-color="transparent" fo:color="#000000"/>
    </style:style>
    <style:style style:name="T27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7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72" style:family="text">
      <style:text-properties fo:font-size="12.00pt" fo:font-weight="normal" fo:font-family="'Times New Roman'" style:font-family-asian="'Times New Roman'" style:font-family-complex="'Times New Roman'" fo:background-color="transparent" fo:color="#000000"/>
    </style:style>
    <style:style style:name="T27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7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75" style:family="text">
      <style:text-properties fo:font-size="12.00pt" fo:font-weight="normal" fo:font-family="'Times New Roman'" style:font-family-asian="'Times New Roman'" style:font-family-complex="'Times New Roman'" fo:background-color="transparent" fo:color="#000000"/>
    </style:style>
    <style:style style:name="T27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7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78" style:family="text">
      <style:text-properties fo:font-size="12.00pt" fo:font-weight="normal" fo:font-family="'Times New Roman'" style:font-family-asian="'Times New Roman'" style:font-family-complex="'Times New Roman'" fo:background-color="transparent" fo:color="#000000"/>
    </style:style>
    <style:style style:name="T27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8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81" style:family="text">
      <style:text-properties fo:font-size="12.00pt" fo:font-weight="normal" fo:font-family="'Times New Roman'" style:font-family-asian="'Times New Roman'" style:font-family-complex="'Times New Roman'" fo:background-color="transparent" fo:color="#000000"/>
    </style:style>
    <style:style style:name="T28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8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84" style:family="text">
      <style:text-properties fo:font-size="12.00pt" fo:font-weight="normal" fo:font-family="'Times New Roman'" style:font-family-asian="'Times New Roman'" style:font-family-complex="'Times New Roman'" fo:background-color="transparent" fo:color="#000000"/>
    </style:style>
    <style:style style:name="T285" style:family="text">
      <style:text-properties fo:font-size="12.00pt" style:text-position="super"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86" style:family="text">
      <style:text-properties fo:font-size="12.00pt" style:text-position="super"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87" style:family="text">
      <style:text-properties fo:font-size="12.00pt" fo:font-weight="normal" fo:font-family="'Times New Roman'" style:font-family-asian="'Times New Roman'" style:font-family-complex="'Times New Roman'" fo:background-color="transparent" fo:color="#000000"/>
    </style:style>
    <style:style style:name="T28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8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90" style:family="text">
      <style:text-properties fo:font-size="12.00pt" fo:font-weight="normal" fo:font-family="'Times New Roman'" style:font-family-asian="'Times New Roman'" style:font-family-complex="'Times New Roman'" fo:background-color="transparent" fo:color="#000000"/>
    </style:style>
    <style:style style:name="T291" style:family="text">
      <style:text-properties fo:font-size="12.00pt" fo:font-weight="normal" fo:font-family="'Times New Roman'" style:font-family-asian="'Times New Roman'" style:font-family-complex="'Times New Roman'" fo:background-color="transparent" fo:color="#000000"/>
    </style:style>
    <style:style style:name="T292" style:family="text">
      <style:text-properties fo:font-size="12.00pt" fo:font-weight="normal" fo:font-family="'Times New Roman'" style:font-family-asian="'Times New Roman'" style:font-family-complex="'Times New Roman'" fo:background-color="transparent" fo:color="#000000"/>
    </style:style>
    <style:style style:name="T29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9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95" style:family="text">
      <style:text-properties fo:font-size="12.00pt" fo:font-weight="normal" fo:font-family="'Times New Roman'" style:font-family-asian="'Times New Roman'" style:font-family-complex="'Times New Roman'" fo:background-color="transparent" fo:color="#000000"/>
    </style:style>
    <style:style style:name="T29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9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98" style:family="text">
      <style:text-properties fo:font-size="12.00pt" fo:font-weight="normal" fo:font-family="'Times New Roman'" style:font-family-asian="'Times New Roman'" style:font-family-complex="'Times New Roman'" fo:background-color="transparent" fo:color="#000000"/>
    </style:style>
    <style:style style:name="T29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0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01" style:family="text">
      <style:text-properties fo:font-size="12.00pt" fo:font-weight="normal" fo:font-family="'Times New Roman'" style:font-family-asian="'Times New Roman'" style:font-family-complex="'Times New Roman'" fo:background-color="transparent" fo:color="#000000"/>
    </style:style>
    <style:style style:name="T30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0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04" style:family="text">
      <style:text-properties fo:font-size="12.00pt" fo:font-weight="normal" fo:font-family="'Times New Roman'" style:font-family-asian="'Times New Roman'" style:font-family-complex="'Times New Roman'" fo:background-color="transparent" fo:color="#000000"/>
    </style:style>
    <style:style style:name="T30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0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07" style:family="text">
      <style:text-properties fo:font-size="12.00pt" fo:font-weight="normal" fo:font-family="'Times New Roman'" style:font-family-asian="'Times New Roman'" style:font-family-complex="'Times New Roman'" fo:background-color="transparent" fo:color="#000000"/>
    </style:style>
    <style:style style:name="T30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0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10" style:family="text">
      <style:text-properties fo:font-size="12.00pt" fo:font-weight="normal" fo:font-family="'Times New Roman'" style:font-family-asian="'Times New Roman'" style:font-family-complex="'Times New Roman'" fo:background-color="transparent" fo:color="#000000"/>
    </style:style>
    <style:style style:name="T31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1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13" style:family="text">
      <style:text-properties fo:font-size="12.00pt" fo:font-weight="normal" fo:font-family="'Times New Roman'" style:font-family-asian="'Times New Roman'" style:font-family-complex="'Times New Roman'" fo:background-color="transparent" fo:color="#000000"/>
    </style:style>
    <style:style style:name="T31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1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16" style:family="text">
      <style:text-properties fo:font-size="12.00pt" fo:font-weight="normal" fo:font-family="'Times New Roman'" style:font-family-asian="'Times New Roman'" style:font-family-complex="'Times New Roman'" fo:background-color="transparent" fo:color="#000000"/>
    </style:style>
    <style:style style:name="T31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1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19" style:family="text">
      <style:text-properties fo:font-size="12.00pt" fo:font-weight="normal" fo:font-family="'Times New Roman'" style:font-family-asian="'Times New Roman'" style:font-family-complex="'Times New Roman'" fo:background-color="transparent" fo:color="#000000"/>
    </style:style>
    <style:style style:name="T32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2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22" style:family="text">
      <style:text-properties fo:font-size="12.00pt" fo:font-weight="normal" fo:font-family="'Times New Roman'" style:font-family-asian="'Times New Roman'" style:font-family-complex="'Times New Roman'" fo:background-color="transparent" fo:color="#000000"/>
    </style:style>
    <style:style style:name="T323" style:family="text">
      <style:text-properties fo:font-size="12.00pt" fo:font-weight="normal" fo:font-family="'Times New Roman'" style:font-family-asian="'Times New Roman'" style:font-family-complex="'Times New Roman'" fo:background-color="transparent" fo:color="#000000" fo:font-style="italic"/>
    </style:style>
    <style:style style:name="T324" style:family="text">
      <style:text-properties fo:font-size="12.00pt" style:text-position="super"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25" style:family="text">
      <style:text-properties fo:font-size="12.00pt" style:text-position="super"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26" style:family="text">
      <style:text-properties fo:font-size="12.00pt" fo:font-weight="normal" fo:font-family="'Times New Roman'" style:font-family-asian="'Times New Roman'" style:font-family-complex="'Times New Roman'" fo:background-color="transparent" fo:color="#000000"/>
    </style:style>
    <style:style style:name="T32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2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29" style:family="text">
      <style:text-properties fo:font-size="12.00pt" fo:font-weight="normal" fo:font-family="'Times New Roman'" style:font-family-asian="'Times New Roman'" style:font-family-complex="'Times New Roman'" fo:background-color="transparent" fo:color="#000000"/>
    </style:style>
    <style:style style:name="T33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3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32" style:family="text">
      <style:text-properties fo:font-size="12.00pt" fo:font-weight="normal" fo:font-family="'Times New Roman'" style:font-family-asian="'Times New Roman'" style:font-family-complex="'Times New Roman'" fo:background-color="transparent" fo:color="#000000"/>
    </style:style>
    <style:style style:name="T333" style:family="text">
      <style:text-properties fo:font-size="11.00pt" fo:font-weight="normal" fo:font-family="Calibri" style:font-family-asian="Calibri" style:font-family-complex="Calibri" fo:background-color="transparent" style:use-window-font-color="true"/>
    </style:style>
    <style:style style:name="T334" style:family="text">
      <style:text-properties fo:font-size="14.00pt" fo:font-weight="bold" fo:font-family="'Times New Roman'" style:font-family-asian="'Times New Roman'" style:font-family-complex="'Times New Roman'" fo:background-color="transparent" fo:color="#000000"/>
    </style:style>
    <style:style style:name="T335" style:family="text">
      <style:text-properties fo:font-size="14.00pt" fo:font-weight="normal" fo:font-family="'Times New Roman'" style:font-family-asian="'Times New Roman'" style:font-family-complex="'Times New Roman'" fo:background-color="transparent" fo:color="#000000"/>
    </style:style>
    <style:style style:name="T336"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37" style:family="text">
      <style:text-properties fo:font-size="14.00pt" fo:font-weight="normal" fo:font-family="'Times New Roman'" style:font-family-asian="'Times New Roman'" style:font-family-complex="'Times New Roman'" fo:background-color="transparent" fo:color="#222222"/>
    </style:style>
    <style:style style:name="T338" style:family="text">
      <style:text-properties fo:font-size="14.00pt" fo:font-weight="bold" fo:font-family="'Times New Roman'" style:font-family-asian="'Times New Roman'" style:font-family-complex="'Times New Roman'" fo:background-color="transparent" fo:color="#222222"/>
    </style:style>
    <style:style style:name="T339" style:family="text">
      <style:text-properties fo:font-size="14.00pt" fo:font-weight="normal" fo:font-family="'Times New Roman'" style:font-family-asian="'Times New Roman'" style:font-family-complex="'Times New Roman'" fo:background-color="transparent" fo:color="#222222"/>
    </style:style>
    <style:style style:name="T340" style:family="text">
      <style:text-properties fo:font-size="11.00pt" fo:font-weight="normal" fo:font-family="Calibri" style:font-family-asian="Calibri" style:font-family-complex="Calibri" fo:background-color="transparent" style:use-window-font-color="true"/>
    </style:style>
    <style:style style:name="T341" style:family="text">
      <style:text-properties fo:font-size="14.00pt" fo:font-weight="bold" fo:font-family="'Times New Roman'" style:font-family-asian="'Times New Roman'" style:font-family-complex="'Times New Roman'" fo:background-color="transparent" fo:color="#222222"/>
    </style:style>
    <style:style style:name="T342"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222222"/>
    </style:style>
    <style:style style:name="T343" style:family="text">
      <style:text-properties fo:font-size="14.00pt" fo:font-weight="bold" fo:font-family="'Times New Roman'" style:font-family-asian="'Times New Roman'" style:font-family-complex="'Times New Roman'" fo:background-color="transparent" fo:color="#222222"/>
    </style:style>
    <style:style style:name="T344" style:family="text">
      <style:text-properties fo:font-size="14.00pt" fo:font-weight="normal" fo:font-family="'Times New Roman'" style:font-family-asian="'Times New Roman'" style:font-family-complex="'Times New Roman'" fo:background-color="transparent" fo:color="#222222"/>
    </style:style>
    <style:style style:name="T345" style:family="text">
      <style:text-properties fo:font-size="14.00pt" fo:font-weight="bold" fo:font-family="'Times New Roman'" style:font-family-asian="'Times New Roman'" style:font-family-complex="'Times New Roman'" fo:background-color="transparent" fo:color="#222222"/>
    </style:style>
    <style:style style:name="T346" style:family="text">
      <style:text-properties fo:font-size="14.00pt" fo:font-weight="normal" fo:font-family="'Times New Roman'" style:font-family-asian="'Times New Roman'" style:font-family-complex="'Times New Roman'" fo:background-color="transparent" fo:color="#222222"/>
    </style:style>
    <style:style style:name="T347" style:family="text">
      <style:text-properties fo:font-size="14.00pt" fo:font-weight="bold" fo:font-family="'Times New Roman'" style:font-family-asian="'Times New Roman'" style:font-family-complex="'Times New Roman'" fo:background-color="transparent" fo:color="#222222"/>
    </style:style>
    <style:style style:name="T348" style:family="text">
      <style:text-properties fo:font-size="14.00pt" fo:font-weight="normal" fo:font-family="'Times New Roman'" style:font-family-asian="'Times New Roman'" style:font-family-complex="'Times New Roman'" fo:background-color="transparent" fo:color="#222222"/>
    </style:style>
    <style:style style:name="T349" style:family="text">
      <style:text-properties fo:font-size="11.00pt" fo:font-weight="normal" fo:font-family="Calibri" style:font-family-asian="Calibri" style:font-family-complex="Calibri" fo:background-color="transparent" style:use-window-font-color="true"/>
    </style:style>
    <style:style style:name="T350" style:family="text">
      <style:text-properties fo:font-size="14.00pt" fo:font-weight="bold" fo:font-family="'Times New Roman'" style:font-family-asian="'Times New Roman'" style:font-family-complex="'Times New Roman'" fo:background-color="transparent" fo:color="#222222"/>
    </style:style>
    <style:style style:name="T351"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222222"/>
    </style:style>
    <style:style style:name="T352" style:family="text">
      <style:text-properties fo:font-size="14.00pt" fo:font-weight="normal" fo:font-family="'Times New Roman'" style:font-family-asian="'Times New Roman'" style:font-family-complex="'Times New Roman'" fo:background-color="transparent" fo:color="#222222"/>
    </style:style>
    <style:style style:name="T353" style:family="text">
      <style:text-properties fo:font-size="14.00pt" fo:font-weight="bold" fo:font-family="'Times New Roman'" style:font-family-asian="'Times New Roman'" style:font-family-complex="'Times New Roman'" fo:background-color="transparent" fo:color="#222222"/>
    </style:style>
    <style:style style:name="T354" style:family="text">
      <style:text-properties fo:font-size="14.00pt" fo:font-weight="normal" fo:font-family="'Times New Roman'" style:font-family-asian="'Times New Roman'" style:font-family-complex="'Times New Roman'" fo:background-color="transparent" fo:color="#222222"/>
    </style:style>
    <style:style style:name="T355" style:family="text">
      <style:text-properties fo:font-size="14.00pt" fo:font-weight="bold" fo:font-family="'Times New Roman'" style:font-family-asian="'Times New Roman'" style:font-family-complex="'Times New Roman'" fo:background-color="transparent" fo:color="#222222"/>
    </style:style>
    <style:style style:name="T356" style:family="text">
      <style:text-properties fo:font-size="14.00pt" fo:font-weight="normal" fo:font-family="'Times New Roman'" style:font-family-asian="'Times New Roman'" style:font-family-complex="'Times New Roman'" fo:background-color="transparent" fo:color="#222222"/>
    </style:style>
    <style:style style:name="T357" style:family="text">
      <style:text-properties fo:font-size="14.00pt" fo:font-weight="bold" fo:font-family="'Times New Roman'" style:font-family-asian="'Times New Roman'" style:font-family-complex="'Times New Roman'" fo:background-color="transparent" fo:color="#222222"/>
    </style:style>
    <style:style style:name="T358" style:family="text">
      <style:text-properties fo:font-size="14.00pt" fo:font-weight="normal" fo:font-family="'Times New Roman'" style:font-family-asian="'Times New Roman'" style:font-family-complex="'Times New Roman'" fo:background-color="transparent" fo:color="#222222"/>
    </style:style>
    <style:style style:name="T359" style:family="text">
      <style:text-properties fo:font-size="14.00pt" fo:font-weight="bold" fo:font-family="'Times New Roman'" style:font-family-asian="'Times New Roman'" style:font-family-complex="'Times New Roman'" fo:background-color="transparent" fo:color="#222222"/>
    </style:style>
    <style:style style:name="T360" style:family="text">
      <style:text-properties fo:font-size="11.00pt" fo:font-weight="normal" fo:font-family="Calibri" style:font-family-asian="Calibri" style:font-family-complex="Calibri" fo:background-color="transparent" style:use-window-font-color="true"/>
    </style:style>
    <style:style style:name="T361" style:family="text">
      <style:text-properties fo:font-size="20.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62" style:family="text">
      <style:text-properties fo:font-size="12.00pt" fo:font-weight="normal" fo:font-family="'Times New Roman'" style:font-family-asian="'Times New Roman'" style:font-family-complex="'Times New Roman'" fo:background-color="transparent" fo:color="#000000"/>
    </style:style>
    <style:style style:name="T363" style:family="text">
      <style:text-properties fo:font-size="12.00pt" fo:font-weight="normal" fo:font-family="'Times New Roman'" style:font-family-asian="'Times New Roman'" style:font-family-complex="'Times New Roman'" fo:background-color="transparent" fo:color="#000000"/>
    </style:style>
    <style:style style:name="T364" style:family="text">
      <style:text-properties fo:font-size="12.00pt" fo:font-weight="normal" fo:font-family="'Times New Roman'" style:font-family-asian="'Times New Roman'" style:font-family-complex="'Times New Roman'" fo:background-color="transparent" fo:color="#000000"/>
    </style:style>
    <style:style style:name="T365" style:family="text">
      <style:text-properties fo:font-size="11.00pt" fo:font-weight="normal" fo:font-family="Calibri" style:font-family-asian="Calibri" style:font-family-complex="Calibri" fo:background-color="transparent" style:use-window-font-color="true"/>
    </style:style>
    <style:style style:name="T366"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67" style:family="text">
      <style:text-properties fo:font-size="12.00pt" fo:font-weight="normal" fo:font-family="'Times New Roman'" style:font-family-asian="'Times New Roman'" style:font-family-complex="'Times New Roman'" fo:background-color="transparent" fo:color="#000000"/>
    </style:style>
    <style:style style:name="T368" style:family="text">
      <style:text-properties fo:font-size="12.00pt" fo:font-weight="normal" fo:font-family="'Times New Roman'" style:font-family-asian="'Times New Roman'" style:font-family-complex="'Times New Roman'" fo:background-color="transparent" fo:color="#000000"/>
    </style:style>
    <style:style style:name="T369" style:family="text">
      <style:text-properties fo:font-size="22.00pt" fo:font-weight="normal" fo:font-family="'Times New Roman'" style:font-family-asian="'Times New Roman'" style:font-family-complex="'Times New Roman'" fo:background-color="transparent" fo:color="#000000"/>
    </style:style>
    <style:style style:name="T370" style:family="text">
      <style:text-properties fo:font-size="12.00pt" fo:font-weight="normal" fo:font-family="'Times New Roman'" style:font-family-asian="'Times New Roman'" style:font-family-complex="'Times New Roman'" fo:background-color="transparent" fo:color="#000000"/>
    </style:style>
    <style:style style:name="T371" style:family="text">
      <style:text-properties fo:font-size="12.00pt" fo:font-weight="normal" fo:font-family="'Times New Roman'" style:font-family-asian="'Times New Roman'" style:font-family-complex="'Times New Roman'" fo:background-color="transparent" fo:color="#000000"/>
    </style:style>
    <style:style style:name="T372" style:family="text">
      <style:text-properties fo:font-size="7.00pt" fo:font-weight="normal" fo:font-family="'Times New Roman'" style:font-family-asian="'Times New Roman'" style:font-family-complex="'Times New Roman'" fo:background-color="transparent" fo:color="#000000"/>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2.00pt" fo:font-weight="normal" fo:font-family="'Times New Roman'" style:font-family-asian="'Times New Roman'" style:font-family-complex="'Times New Roman'" fo:background-color="transparent" fo:color="#000000"/>
    </style:style>
    <style:style style:name="T377" style:family="text">
      <style:text-properties fo:font-size="11.00pt" fo:font-weight="normal" fo:font-family="Calibri" style:font-family-asian="Calibri" style:font-family-complex="Calibri" fo:background-color="transparent" style:use-window-font-color="true"/>
    </style:style>
    <style:style style:name="T378"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1.00pt" fo:font-weight="bold" fo:font-family="Calibri" style:font-family-asian="Calibri" style:font-family-complex="Calibri" fo:background-color="transparent" style:use-window-font-color="true"/>
    </style:style>
    <style:style style:name="T381" style:family="text">
      <style:text-properties fo:font-size="20.00pt" fo:font-weight="bold" fo:font-family="'Times New Roman'" style:font-family-asian="'Times New Roman'" style:font-family-complex="'Times New Roman'" fo:background-color="transparent" style:use-window-font-color="true"/>
    </style:style>
    <style:style style:name="T382" style:family="text">
      <style:text-properties fo:font-size="20.00pt" fo:font-weight="bold" fo:font-family="'Arial Black'" style:font-family-asian="'Arial Black'" style:font-family-complex="'Arial Black'" fo:background-color="transparent" style:use-window-font-color="true"/>
    </style:style>
    <style:style style:name="T383" style:family="text">
      <style:text-properties fo:font-size="11.00pt" fo:font-weight="normal" fo:font-family="Calibri" style:font-family-asian="Calibri" style:font-family-complex="Calibri" fo:background-color="transparent" style:use-window-font-color="true"/>
    </style:style>
    <style:style style:name="T384" style:family="text">
      <style:text-properties fo:font-size="12.00pt" fo:font-weight="normal" fo:font-family="'Times New Roman'" style:font-family-asian="'Times New Roman'" style:font-family-complex="'Times New Roman'" fo:background-color="transparent" fo:color="#000000"/>
    </style:style>
    <style:style style:name="P1" style:family="paragraph">
      <style:paragraph-properties fo:line-height="100.00%" fo:text-align="center" fo:margin-top="5.00pt" fo:margin-bottom="5.00pt"/>
    </style:style>
    <style:style style:name="P2" style:family="paragraph">
      <style:paragraph-properties fo:line-height="100.00%" fo:text-align="right" fo:margin-top="5.00pt" fo:margin-bottom="5.00pt"/>
    </style:style>
    <style:style style:name="P3" style:family="paragraph">
      <style:paragraph-properties fo:line-height="100.00%" fo:text-align="center"/>
    </style:style>
    <style:style style:name="P4" style:family="paragraph">
      <style:paragraph-properties fo:line-height="100.00%" fo:text-align="center" fo:margin-left="1.00pt" fo:text-indent="0.00pt" fo:margin-bottom="24.40pt"/>
    </style:style>
    <style:style style:name="P5" style:family="paragraph">
      <style:paragraph-properties fo:line-height="100.00%" fo:text-align="center" fo:margin-left="1.00pt" fo:text-indent="0.00pt"/>
    </style:style>
    <style:style style:name="P6" style:family="paragraph">
      <style:paragraph-properties fo:line-height="100.00%" fo:text-align="center" fo:margin-left="1.00pt" fo:text-indent="0.00pt"/>
    </style:style>
    <style:style style:name="P7" style:family="paragraph">
      <style:paragraph-properties fo:line-height="100.00%" fo:text-align="center" fo:margin-left="1.00pt" fo:text-indent="0.00pt" fo:margin-bottom="22.95pt"/>
    </style:style>
    <style:style style:name="P8" style:family="paragraph">
      <style:paragraph-properties fo:line-height="100.00%" fo:text-align="left" fo:margin-left="1.00pt" fo:text-indent="-5.40pt">
        <style:tab-stops>
          <style:tab-stop style:position="224.40pt"/>
          <style:tab-stop style:position="32895.50pt"/>
        </style:tab-stops>
      </style:paragraph-properties>
    </style:style>
    <style:style style:name="P9" style:family="paragraph">
      <style:paragraph-properties fo:line-height="100.00%" fo:text-align="center"/>
    </style:style>
    <style:style style:name="P10" style:family="paragraph">
      <style:paragraph-properties fo:line-height="100.00%" fo:text-align="left" fo:margin-left="1.00pt" fo:text-indent="-5.40pt">
        <style:tab-stops>
          <style:tab-stop style:position="224.40pt"/>
          <style:tab-stop style:position="32895.50pt"/>
        </style:tab-stops>
      </style:paragraph-properties>
    </style:style>
    <style:style style:name="P11" style:family="paragraph">
      <style:paragraph-properties fo:line-height="100.00%" fo:text-align="center"/>
    </style:style>
    <style:style style:name="P12" style:family="paragraph">
      <style:paragraph-properties fo:line-height="100.00%" fo:text-align="left" fo:margin-left="1.00pt" fo:text-indent="-5.40pt">
        <style:tab-stops>
          <style:tab-stop style:position="224.40pt"/>
          <style:tab-stop style:position="32895.50pt"/>
        </style:tab-stops>
      </style:paragraph-properties>
    </style:style>
    <style:style style:name="P13" style:family="paragraph">
      <style:paragraph-properties fo:line-height="100.00%" fo:text-align="center"/>
    </style:style>
    <style:style style:name="P14" style:family="paragraph">
      <style:paragraph-properties fo:line-height="100.00%" fo:text-align="left" fo:margin-left="1.00pt" fo:text-indent="-5.40pt">
        <style:tab-stops>
          <style:tab-stop style:position="224.40pt"/>
          <style:tab-stop style:position="32895.50pt"/>
        </style:tab-stops>
      </style:paragraph-properties>
    </style:style>
    <style:style style:name="P15" style:family="paragraph">
      <style:paragraph-properties fo:line-height="100.00%" fo:text-align="center"/>
    </style:style>
    <style:style style:name="P16" style:family="paragraph">
      <style:paragraph-properties fo:line-height="100.00%" fo:text-align="left" fo:margin-left="1.00pt" fo:text-indent="-5.40pt">
        <style:tab-stops>
          <style:tab-stop style:position="224.40pt"/>
          <style:tab-stop style:position="32895.50pt"/>
        </style:tab-stops>
      </style:paragraph-properties>
    </style:style>
    <style:style style:name="P17" style:family="paragraph">
      <style:paragraph-properties fo:line-height="100.00%" fo:text-align="center"/>
    </style:style>
    <style:style style:name="P18" style:family="paragraph">
      <style:paragraph-properties fo:line-height="100.00%" fo:text-align="left" fo:margin-left="1.00pt" fo:text-indent="-5.40pt">
        <style:tab-stops>
          <style:tab-stop style:position="224.40pt"/>
          <style:tab-stop style:position="32895.50pt"/>
        </style:tab-stops>
      </style:paragraph-properties>
    </style:style>
    <style:style style:name="P19" style:family="paragraph">
      <style:paragraph-properties fo:line-height="100.00%" fo:text-align="left" fo:margin-left="1.00pt" fo:text-indent="0.00pt" fo:margin-bottom="23.40pt"/>
    </style:style>
    <style:style style:name="P20" style:family="paragraph">
      <style:paragraph-properties fo:line-height="100.00%" fo:text-align="center" fo:margin-left="18.50pt" fo:text-indent="-18.50pt" fo:margin-right="64.35pt" fo:margin-top="12.00pt" fo:margin-bottom="16.50pt"/>
    </style:style>
    <style:style style:name="P21" style:family="paragraph">
      <style:paragraph-properties fo:line-height="110.00%" fo:text-align="center" fo:margin-right="60.95pt" fo:margin-bottom="15.90pt"/>
    </style:style>
    <style:style style:name="P22" style:family="paragraph">
      <style:paragraph-properties fo:line-height="100.00%" fo:text-align="justify" fo:margin-left="-0.25pt" fo:text-indent="0.00pt" fo:margin-right="63.90pt" fo:margin-bottom="6.85pt"/>
    </style:style>
    <style:style style:name="P23" style:family="paragraph">
      <style:paragraph-properties fo:line-height="110.00%" fo:text-align="left" fo:margin-bottom="15.70pt"/>
    </style:style>
    <style:style style:name="P24" style:family="paragraph">
      <style:paragraph-properties fo:line-height="110.00%" fo:text-align="left" fo:margin-bottom="16.50pt"/>
    </style:style>
    <style:style style:name="P25" style:family="paragraph">
      <style:paragraph-properties fo:line-height="100.00%" fo:text-align="right" fo:margin-left="-0.75pt" fo:text-indent="0.00pt">
        <style:tab-stops>
          <style:tab-stop style:position="72.00pt" style:type="center"/>
          <style:tab-stop style:position="108.05pt" style:type="center"/>
          <style:tab-stop style:position="144.05pt" style:type="center"/>
          <style:tab-stop style:position="180.05pt" style:type="center"/>
          <style:tab-stop style:position="216.05pt" style:type="center"/>
          <style:tab-stop style:position="252.05pt" style:type="center"/>
          <style:tab-stop style:position="288.05pt" style:type="center"/>
          <style:tab-stop style:position="324.05pt" style:type="center"/>
          <style:tab-stop style:position="404.65pt" style:type="center"/>
        </style:tab-stops>
      </style:paragraph-properties>
    </style:style>
    <style:style style:name="P26" style:family="paragraph">
      <style:paragraph-properties fo:line-height="100.00%" fo:text-align="left" fo:margin-left="-0.75pt" fo:text-indent="0.00pt">
        <style:tab-stops>
          <style:tab-stop style:position="72.00pt" style:type="center"/>
          <style:tab-stop style:position="108.05pt" style:type="center"/>
          <style:tab-stop style:position="144.05pt" style:type="center"/>
          <style:tab-stop style:position="180.05pt" style:type="center"/>
          <style:tab-stop style:position="216.05pt" style:type="center"/>
          <style:tab-stop style:position="252.05pt" style:type="center"/>
          <style:tab-stop style:position="288.05pt" style:type="center"/>
          <style:tab-stop style:position="324.05pt" style:type="center"/>
          <style:tab-stop style:position="404.65pt" style:type="center"/>
        </style:tab-stops>
      </style:paragraph-properties>
    </style:style>
    <style:style style:name="P27" style:family="paragraph">
      <style:paragraph-properties fo:line-height="100.00%" fo:text-align="right" fo:margin-left="-0.75pt" fo:text-indent="0.00pt">
        <style:tab-stops>
          <style:tab-stop style:position="72.00pt" style:type="center"/>
          <style:tab-stop style:position="108.05pt" style:type="center"/>
          <style:tab-stop style:position="144.05pt" style:type="center"/>
          <style:tab-stop style:position="180.05pt" style:type="center"/>
          <style:tab-stop style:position="216.05pt" style:type="center"/>
          <style:tab-stop style:position="252.05pt" style:type="center"/>
          <style:tab-stop style:position="288.05pt" style:type="center"/>
          <style:tab-stop style:position="324.05pt" style:type="center"/>
          <style:tab-stop style:position="404.65pt" style:type="center"/>
        </style:tab-stops>
      </style:paragraph-properties>
    </style:style>
    <style:style style:name="P28" style:family="paragraph">
      <style:paragraph-properties fo:line-height="100.00%" fo:text-align="right" fo:margin-right="99.25pt" fo:margin-bottom="15.55pt"/>
    </style:style>
    <style:style style:name="P29" style:family="paragraph">
      <style:paragraph-properties fo:line-height="110.00%" fo:text-align="left" fo:margin-bottom="15.70pt"/>
    </style:style>
    <style:style style:name="P30" style:family="paragraph">
      <style:paragraph-properties fo:line-height="100.00%" fo:text-align="left" fo:margin-left="1.00pt" fo:text-indent="0.00pt" fo:margin-bottom="23.40pt"/>
    </style:style>
    <style:style style:name="P31" style:family="paragraph">
      <style:paragraph-properties fo:line-height="100.00%" fo:text-align="center" fo:margin-left="1.00pt" fo:text-indent="0.00pt"/>
    </style:style>
    <style:style style:name="P32" style:family="paragraph">
      <style:paragraph-properties fo:line-height="100.00%" fo:text-align="center" fo:margin-left="18.50pt" fo:text-indent="-18.50pt" fo:margin-right="64.60pt" fo:margin-top="12.00pt" fo:margin-bottom="16.50pt"/>
    </style:style>
    <style:style style:name="P33" style:family="paragraph">
      <style:paragraph-properties fo:line-height="110.00%" fo:text-align="center" fo:margin-right="60.95pt" fo:margin-bottom="14.60pt"/>
    </style:style>
    <style:style style:name="P34" style:family="paragraph">
      <style:paragraph-properties fo:line-height="100.00%" fo:text-align="justify" fo:margin-left="1.00pt" fo:text-indent="0.00pt"/>
    </style:style>
    <style:style style:name="P35" style:family="paragraph">
      <style:paragraph-properties fo:line-height="110.00%" fo:text-align="center" fo:margin-right="64.65pt" fo:margin-bottom="15.35pt"/>
    </style:style>
    <style:style style:name="P36" style:family="paragraph">
      <style:paragraph-properties fo:line-height="110.00%" fo:text-align="justify" fo:margin-right="61.45pt" fo:margin-bottom="16.55pt"/>
    </style:style>
    <style:style style:name="P37" style:family="paragraph">
      <style:paragraph-properties fo:line-height="150.00%" fo:text-align="justify" fo:margin-right="63.90pt" fo:margin-bottom="9.55pt"/>
    </style:style>
    <style:style style:name="P38" style:family="paragraph">
      <style:paragraph-properties fo:line-height="150.00%" fo:text-align="justify" fo:margin-left="-0.25pt" fo:text-indent="0.00pt" fo:margin-right="63.90pt" fo:margin-bottom="9.85pt"/>
    </style:style>
    <style:style style:name="P39" style:family="paragraph">
      <style:paragraph-properties fo:line-height="150.00%" fo:text-align="center" fo:margin-left="-0.25pt" fo:text-indent="0.00pt" fo:margin-right="63.90pt" fo:margin-bottom="9.85pt"/>
    </style:style>
    <style:style style:name="P40" style:family="paragraph">
      <style:paragraph-properties fo:line-height="100.00%" fo:text-align="justify" fo:margin-right="1.40pt" fo:margin-bottom="11.45pt"/>
    </style:style>
    <style:style style:name="P41" style:family="paragraph">
      <style:paragraph-properties fo:line-height="110.00%" fo:text-align="justify" fo:margin-bottom="17.00pt"/>
    </style:style>
    <style:style style:name="P42" style:family="paragraph">
      <style:paragraph-properties fo:line-height="100.00%" fo:text-align="left">
        <style:tab-stops>
          <style:tab-stop style:position="72.00pt" style:type="center"/>
          <style:tab-stop style:position="108.05pt" style:type="center"/>
          <style:tab-stop style:position="144.05pt" style:type="center"/>
          <style:tab-stop style:position="180.05pt" style:type="center"/>
          <style:tab-stop style:position="216.05pt" style:type="center"/>
          <style:tab-stop style:position="252.05pt" style:type="center"/>
          <style:tab-stop style:position="288.05pt" style:type="center"/>
          <style:tab-stop style:position="324.05pt" style:type="center"/>
          <style:tab-stop style:position="406.80pt" style:type="center"/>
        </style:tab-stops>
      </style:paragraph-properties>
    </style:style>
    <style:style style:name="P43" style:family="paragraph">
      <style:paragraph-properties fo:line-height="100.00%" fo:text-align="justify" fo:margin-left="1.00pt" fo:text-indent="0.00pt"/>
    </style:style>
    <style:style style:name="P44" style:family="paragraph">
      <style:paragraph-properties fo:line-height="100.00%" fo:text-align="center" fo:margin-left="1.00pt" fo:text-indent="0.00pt"/>
    </style:style>
    <style:style style:name="P45" style:family="paragraph">
      <style:paragraph-properties fo:line-height="100.00%" fo:text-align="justify" fo:margin-top="5.00pt" fo:margin-bottom="5.00pt"/>
    </style:style>
    <style:style style:name="P46" style:family="paragraph">
      <style:paragraph-properties fo:line-height="100.00%" fo:text-align="justify" fo:margin-bottom="5.00pt"/>
    </style:style>
    <style:style style:name="P47" style:family="paragraph">
      <style:paragraph-properties fo:line-height="100.00%" fo:text-align="justify" fo:margin-left="1.00pt" fo:text-indent="0.00pt" fo:margin-bottom="5.00pt"/>
    </style:style>
    <style:style style:name="P48" style:family="paragraph">
      <style:paragraph-properties fo:line-height="100.00%" fo:text-align="left" fo:margin-bottom="5.00pt"/>
    </style:style>
    <style:style style:name="P49" style:family="paragraph">
      <style:paragraph-properties fo:line-height="100.00%" fo:text-align="center" fo:margin-left="1.00pt" fo:text-indent="0.00pt"/>
    </style:style>
    <style:style style:name="P50" style:family="paragraph">
      <style:paragraph-properties fo:line-height="100.00%" fo:text-align="justify" fo:margin-left="1.00pt" fo:text-indent="0.00pt"/>
    </style:style>
    <style:style style:name="P51" style:family="paragraph">
      <style:paragraph-properties fo:line-height="110.00%" fo:text-align="left" fo:margin-bottom="8.00pt"/>
    </style:style>
    <style:style style:name="P52" style:family="paragraph">
      <style:paragraph-properties fo:line-height="100.00%" fo:text-align="left" fo:margin-left="18.00pt" fo:text-indent="-18.00pt" fo:margin-top="2.00pt"/>
    </style:style>
    <style:style style:name="P53" style:family="paragraph">
      <style:paragraph-properties fo:line-height="100.00%" fo:text-align="left" fo:margin-top="5.00pt" fo:margin-bottom="5.00pt"/>
    </style:style>
    <text:list-style style:name="L54">
      <text:list-level-style-bullet text:level="1" text:bullet-char="•">
        <style:list-level-properties text:space-before="0.00pt" text:min-label-width="18.00pt"/>
        <style:text-properties fo:font-family="Symbol"/>
      </text:list-level-style-bullet>
    </text:list-style>
    <style:style style:name="P54" style:family="paragraph">
      <style:paragraph-properties fo:line-height="100.00%" fo:text-align="left" fo:margin-left="-18.00pt" fo:text-indent="18.00pt" fo:margin-top="5.00pt" fo:margin-bottom="5.00pt"/>
    </style:style>
    <style:style style:name="P55" style:family="paragraph">
      <style:paragraph-properties fo:line-height="100.00%" fo:text-align="left" fo:margin-top="5.00pt" fo:margin-bottom="5.00pt"/>
    </style:style>
    <style:style style:name="P56" style:family="paragraph">
      <style:paragraph-properties fo:line-height="100.00%" fo:text-align="left" fo:margin-left="18.00pt" fo:text-indent="-18.00pt" fo:margin-top="2.00pt"/>
    </style:style>
    <style:style style:name="P57" style:family="paragraph">
      <style:paragraph-properties fo:line-height="100.00%" fo:text-align="left" fo:margin-top="5.00pt" fo:margin-bottom="5.00pt"/>
    </style:style>
    <text:list-style style:name="L58">
      <text:list-level-style-bullet text:level="1" text:bullet-char="•">
        <style:list-level-properties text:space-before="0.00pt" text:min-label-width="18.00pt"/>
        <style:text-properties fo:font-family="Symbol"/>
      </text:list-level-style-bullet>
    </text:list-style>
    <style:style style:name="P58" style:family="paragraph">
      <style:paragraph-properties fo:line-height="100.00%" fo:text-align="left" fo:margin-left="-18.00pt" fo:text-indent="18.00pt" fo:margin-top="5.00pt" fo:margin-bottom="5.00pt"/>
    </style:style>
    <style:style style:name="P59" style:family="paragraph">
      <style:paragraph-properties fo:line-height="100.00%" fo:text-align="left" fo:margin-top="5.00pt" fo:margin-bottom="5.00pt"/>
    </style:style>
    <text:list-style style:name="L60">
      <text:list-level-style-bullet text:level="1" text:bullet-char="•">
        <style:list-level-properties text:space-before="0.00pt" text:min-label-width="18.00pt"/>
        <style:text-properties fo:font-family="Symbol"/>
      </text:list-level-style-bullet>
    </text:list-style>
    <style:style style:name="P60" style:family="paragraph">
      <style:paragraph-properties fo:line-height="100.00%" fo:text-align="left" fo:margin-left="-18.00pt" fo:text-indent="18.00pt" fo:margin-top="5.00pt" fo:margin-bottom="5.00pt"/>
    </style:style>
    <style:style style:name="P61" style:family="paragraph">
      <style:paragraph-properties fo:line-height="100.00%" fo:text-align="left" fo:margin-top="5.00pt" fo:margin-bottom="5.00pt"/>
    </style:style>
    <text:list-style style:name="L62">
      <text:list-level-style-bullet text:level="1" text:bullet-char="•">
        <style:list-level-properties text:space-before="0.00pt" text:min-label-width="18.00pt"/>
        <style:text-properties fo:font-family="Symbol"/>
      </text:list-level-style-bullet>
    </text:list-style>
    <style:style style:name="P62" style:family="paragraph">
      <style:paragraph-properties fo:line-height="100.00%" fo:text-align="left" fo:margin-left="-18.00pt" fo:text-indent="18.00pt" fo:margin-top="5.00pt" fo:margin-bottom="5.00pt"/>
    </style:style>
    <style:style style:name="P63" style:family="paragraph">
      <style:paragraph-properties fo:line-height="100.00%" fo:text-align="left" fo:margin-top="5.00pt" fo:margin-bottom="5.00pt"/>
    </style:style>
    <text:list-style style:name="L64">
      <text:list-level-style-bullet text:level="1" text:bullet-char="•">
        <style:list-level-properties text:space-before="0.00pt" text:min-label-width="18.00pt"/>
        <style:text-properties fo:font-family="Symbol"/>
      </text:list-level-style-bullet>
    </text:list-style>
    <style:style style:name="P64" style:family="paragraph">
      <style:paragraph-properties fo:line-height="100.00%" fo:text-align="left" fo:margin-left="-18.00pt" fo:text-indent="18.00pt" fo:margin-top="5.00pt" fo:margin-bottom="5.00pt"/>
    </style:style>
    <style:style style:name="P65" style:family="paragraph">
      <style:paragraph-properties fo:line-height="100.00%" fo:text-align="left" fo:margin-top="5.00pt" fo:margin-bottom="5.00pt"/>
    </style:style>
    <text:list-style style:name="L66">
      <text:list-level-style-bullet text:level="1" text:bullet-char="•">
        <style:list-level-properties text:space-before="0.00pt" text:min-label-width="18.00pt"/>
        <style:text-properties fo:font-family="Symbol"/>
      </text:list-level-style-bullet>
    </text:list-style>
    <style:style style:name="P66" style:family="paragraph">
      <style:paragraph-properties fo:line-height="100.00%" fo:text-align="left" fo:margin-left="-18.00pt" fo:text-indent="18.00pt" fo:margin-top="5.00pt" fo:margin-bottom="5.00pt"/>
    </style:style>
    <style:style style:name="P67" style:family="paragraph">
      <style:paragraph-properties fo:line-height="100.00%" fo:text-align="left" fo:margin-top="5.00pt" fo:margin-bottom="5.00pt"/>
    </style:style>
    <text:list-style style:name="L68">
      <text:list-level-style-bullet text:level="1" text:bullet-char="•">
        <style:list-level-properties text:space-before="0.00pt" text:min-label-width="18.00pt"/>
        <style:text-properties fo:font-family="Symbol"/>
      </text:list-level-style-bullet>
    </text:list-style>
    <style:style style:name="P68" style:family="paragraph">
      <style:paragraph-properties fo:line-height="100.00%" fo:text-align="left" fo:margin-left="-18.00pt" fo:text-indent="18.00pt" fo:margin-top="5.00pt" fo:margin-bottom="5.00pt"/>
    </style:style>
    <style:style style:name="P69" style:family="paragraph">
      <style:paragraph-properties fo:line-height="100.00%" fo:text-align="left" fo:margin-top="5.00pt" fo:margin-bottom="5.00pt"/>
    </style:style>
    <style:style style:name="P70" style:family="paragraph">
      <style:paragraph-properties fo:line-height="100.00%" fo:text-align="center"/>
    </style:style>
    <style:style style:name="P71" style:family="paragraph">
      <style:paragraph-properties fo:line-height="110.00%" fo:text-align="left" fo:margin-bottom="8.00pt"/>
    </style:style>
    <style:style style:name="P72" style:family="paragraph">
      <style:paragraph-properties fo:line-height="100.00%" fo:text-align="justify" fo:margin-left="1.00pt" fo:text-indent="0.00pt"/>
    </style:style>
    <style:style style:name="P73" style:family="paragraph">
      <style:paragraph-properties fo:line-height="100.00%" fo:text-align="justify"/>
    </style:style>
    <style:style style:name="P74" style:family="paragraph">
      <style:paragraph-properties fo:line-height="110.00%" fo:text-align="left" fo:margin-bottom="8.00pt"/>
    </style:style>
    <style:style style:name="P75" style:family="paragraph">
      <style:paragraph-properties fo:line-height="100.00%" fo:text-align="left" fo:margin-top="5.00pt" fo:margin-bottom="5.00pt"/>
    </style:style>
    <style:style style:name="P76" style:family="paragraph">
      <style:paragraph-properties fo:line-height="110.00%" fo:text-align="left" fo:margin-bottom="8.00pt"/>
    </style:style>
    <style:style style:name="P77" style:family="paragraph">
      <style:paragraph-properties fo:line-height="100.00%" fo:text-align="left"/>
    </style:style>
    <style:style style:name="P78" style:family="paragraph">
      <style:paragraph-properties fo:line-height="100.00%" fo:text-align="center" fo:margin-right="0.05pt" fo:margin-bottom="7.70pt"/>
    </style:style>
    <style:style style:name="P79" style:family="paragraph">
      <style:paragraph-properties fo:line-height="100.00%" fo:text-align="left" fo:margin-bottom="24.00pt"/>
    </style:style>
    <style:style style:name="P80" style:family="paragraph">
      <style:paragraph-properties fo:line-height="100.00%" fo:text-align="center" fo:margin-bottom="24.00pt"/>
    </style:style>
    <style:style style:name="P81" style:family="paragraph">
      <style:paragraph-properties fo:line-height="100.00%" fo:text-align="justify" fo:margin-bottom="24.00pt"/>
    </style:style>
    <style:style style:name="P82" style:family="paragraph">
      <style:paragraph-properties fo:line-height="100.00%" fo:text-align="center" fo:margin-bottom="24.00pt"/>
    </style:style>
    <style:style style:name="P83" style:family="paragraph">
      <style:paragraph-properties fo:line-height="100.00%" fo:text-align="justify" fo:margin-left="-0.25pt" fo:text-indent="0.00pt" fo:margin-right="0.05pt"/>
    </style:style>
    <style:style style:name="P84" style:family="paragraph">
      <style:paragraph-properties fo:line-height="100.00%" fo:text-align="center" fo:margin-bottom="24.00pt"/>
    </style:style>
    <style:style style:name="P85" style:family="paragraph">
      <style:paragraph-properties fo:line-height="100.00%" fo:text-align="left" fo:margin-bottom="24.00pt"/>
    </style:style>
    <style:style style:name="P86" style:family="paragraph">
      <style:paragraph-properties fo:line-height="100.00%" fo:text-align="center" fo:margin-right="0.05pt" fo:margin-bottom="7.70pt"/>
    </style:style>
    <style:style style:name="P87" style:family="paragraph">
      <style:paragraph-properties fo:line-height="100.00%" fo:text-align="justify" fo:margin-left="17.75pt" fo:text-indent="0.00pt" fo:margin-right="26.80pt"/>
    </style:style>
    <style:style style:name="P88" style:family="paragraph">
      <style:paragraph-properties fo:line-height="100.00%" fo:text-align="left" fo:margin-right="0.05pt" fo:margin-bottom="7.70pt"/>
    </style:style>
    <style:style style:name="P89" style:family="paragraph">
      <style:paragraph-properties fo:line-height="100.00%" fo:text-align="justify" fo:margin-right="0.05pt" fo:margin-bottom="7.70pt"/>
    </style:style>
    <style:style style:name="P90" style:family="paragraph">
      <style:paragraph-properties fo:line-height="100.00%" fo:text-align="left" fo:margin-right="0.05pt" fo:margin-bottom="7.70pt"/>
    </style:style>
    <style:style style:name="P91" style:family="paragraph">
      <style:paragraph-properties fo:line-height="100.00%" fo:text-align="center" fo:margin-left="35.75pt" fo:text-indent="-18.50pt" fo:margin-top="12.00pt" fo:margin-bottom="7.65pt"/>
    </style:style>
    <style:style style:name="P92" style:family="paragraph">
      <style:paragraph-properties fo:line-height="100.00%" fo:text-align="left"/>
    </style:style>
    <style:style style:name="P93" style:family="paragraph">
      <style:paragraph-properties fo:line-height="100.00%" fo:text-align="left" fo:margin-right="0.05pt" fo:margin-bottom="7.70pt"/>
    </style:style>
    <style:style style:name="TableColumn0100" style:family="table-column">
      <style:table-column-properties style:column-width="3.130556in"/>
    </style:style>
    <style:style style:name="TableColumn0101" style:family="table-column">
      <style:table-column-properties style:column-width="3.130556in"/>
    </style:style>
    <style:style style:name="Table01" style:family="table">
      <style:table-properties style:width="6.261111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001"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Row0101" style:family="table-row">
      <style:table-row-properties/>
    </style:style>
    <style:style style:name="TableCell010100"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101"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Row0102" style:family="table-row">
      <style:table-row-properties/>
    </style:style>
    <style:style style:name="TableCell010200"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201"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Row0103" style:family="table-row">
      <style:table-row-properties/>
    </style:style>
    <style:style style:name="TableCell010300"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301"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Row0104" style:family="table-row">
      <style:table-row-properties/>
    </style:style>
    <style:style style:name="TableCell010400"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style:style style:name="TableCell010401" style:family="table-cell">
      <style:table-cell-properties fo:border-top="0.006944in solid #00000a" fo:border-left="0.006944in solid #00000a" fo:border-right="0.006944in solid #00000a" fo:border-bottom="0.006944in solid #00000a" fo:padding-left="0.075000in" fo:padding-right="0.075000in" fo:vertical-align="top" fo:background-color="#ffffff"/>
    </style:style>
  </office:automatic-styles>
  <office:body>
    <office:text>
      <text:p text:style-name="P1"><text:span text:style-name="T1">Mini Project Report of 7</text:span><text:span text:style-name="T2">th</text:span><text:span text:style-name="T3"><text:s/>Semester, Dept. of IT, CBPGECJ </text:span></text:p>
      <text:p text:style-name="P2"><text:span text:style-name="T3">2015-2019 BATCH</text:span></text:p>
      <text:p text:style-name="P3"><text:span text:style-name="T4"/></text:p>
      <text:p text:style-name="P3"><text:span text:style-name="T5">A Minor Project Report<text:line-break/>on</text:span></text:p>
      <text:p text:style-name="P4"><text:span text:style-name="T6">JULIA : THE CHATBOT</text:span></text:p>
      <text:p text:style-name="P5"><text:span text:style-name="T7">Submitted in partial fulfillment of requirements for the award of the</text:span></text:p>
      <text:p text:style-name="P5"><text:span text:style-name="T8">Degree of</text:span></text:p>
      <text:p text:style-name="P5"><text:span text:style-name="T9">Bachelor of Technology</text:span></text:p>
      <text:p text:style-name="P5"><text:span text:style-name="T10">In</text:span></text:p>
      <text:p text:style-name="P6"><text:span text:style-name="T11">Information Technology<text:line-break/>Under the guidance of<text:line-break/>Dr. Srinivasa K.G., Associate Professor<text:line-break/>Dean (Academics)</text:span></text:p>
      <text:p text:style-name="P7"><text:span text:style-name="T11">Submitted By</text:span></text:p>
      <table:table table:style-name="Table01">
        <table:table-column table:style-name="TableColumn0100"/>
        <table:table-column table:style-name="TableColumn0101"/>
        <table:table-row table:style-name="TableRow0100">
          <table:table-cell table:style-name="TableCell010000">
            <text:p text:style-name="P9"><text:span text:style-name="T13">NAME</text:span><text:span text:style-name="T14"/></text:p>
          </table:table-cell>
          <table:table-cell table:style-name="TableCell010001">
            <text:p text:style-name="P9"><text:span text:style-name="T15">ROLL NUMBER</text:span><text:span text:style-name="T16"/></text:p>
          </table:table-cell>
        </table:table-row>
        <table:table-row table:style-name="TableRow0101">
          <table:table-cell table:style-name="TableCell010100">
            <text:p text:style-name="P11"><text:span text:style-name="T17">ROHIT YADAV</text:span><text:span text:style-name="T18"/></text:p>
          </table:table-cell>
          <table:table-cell table:style-name="TableCell010101">
            <text:p text:style-name="P11"><text:span text:style-name="T19">04120703115</text:span><text:span text:style-name="T20"/></text:p>
          </table:table-cell>
        </table:table-row>
        <table:table-row table:style-name="TableRow0102">
          <table:table-cell table:style-name="TableCell010200">
            <text:p text:style-name="P13"><text:span text:style-name="T21">DHIRAJ</text:span><text:span text:style-name="T22"/></text:p>
          </table:table-cell>
          <table:table-cell table:style-name="TableCell010201">
            <text:p text:style-name="P13"><text:span text:style-name="T23">01320703115</text:span><text:span text:style-name="T24"/></text:p>
          </table:table-cell>
        </table:table-row>
        <table:table-row table:style-name="TableRow0103">
          <table:table-cell table:style-name="TableCell010300">
            <text:p text:style-name="P15"><text:span text:style-name="T25">MONIKA BISHT</text:span><text:span text:style-name="T26"/></text:p>
          </table:table-cell>
          <table:table-cell table:style-name="TableCell010301">
            <text:p text:style-name="P15"><text:span text:style-name="T27">03020703115</text:span><text:span text:style-name="T28"/></text:p>
          </table:table-cell>
        </table:table-row>
        <table:table-row table:style-name="TableRow0104">
          <table:table-cell table:style-name="TableCell010400">
            <text:p text:style-name="P17"><text:span text:style-name="T29">NEELKAMAL</text:span><text:span text:style-name="T30"/></text:p>
          </table:table-cell>
          <table:table-cell table:style-name="TableCell010401">
            <text:p text:style-name="P17"><text:span text:style-name="T31">03120703115</text:span><text:span text:style-name="T32"/></text:p>
          </table:table-cell>
        </table:table-row>
      </table:table>
      <text:p text:style-name="P19"><text:span text:style-name="T33"><text:s/></text:span></text:p>
      <text:p text:style-name="P20"><text:span text:style-name="T34"/></text:p>
      <text:p text:style-name="P20"><text:span text:style-name="T34"/></text:p>
      <text:p text:style-name="P20"><text:span text:style-name="T34"/></text:p>
      <text:p text:style-name="P20"><text:span text:style-name="T35">CERTIFICATE </text:span></text:p>
      <text:p text:style-name="P21"><text:span text:style-name="T36"><text:s/></text:span></text:p>
      <text:p text:style-name="P22"><text:span text:style-name="T37">This is to certify that the Project work entitled “JULIA: The Chatbot” submitted by our group in fulfillment for the requirements of the award of Bachelor of Technology Degree in information Technology at CBPGEC, New Delhi is an authentic work carried out by them under my supervision and guidance. To the best of my knowledge, the matter embodied in the project has not been submitted to any other University / Institute for the award of any Degree.</text:span></text:p>
      <text:p text:style-name="P23"><text:span text:style-name="T38"><text:s/></text:span></text:p>
      <text:p text:style-name="P23"><text:span text:style-name="T38"><text:s/></text:span></text:p>
      <text:p text:style-name="P24"><text:span text:style-name="T38"><text:s/></text:span></text:p>
      <text:p text:style-name="P25"><text:span text:style-name="T38"><text:s text:c="2"/><text:tab/> <text:tab/> <text:tab/> <text:tab/> <text:tab/> <text:tab/></text:span><text:span text:style-name="T39"><text:s/><text:tab/></text:span><text:span text:style-name="T40"><text:s/>Dr.Srinivasa K.G., Associate Professor</text:span></text:p>
      <text:p text:style-name="P26"><text:span text:style-name="T41"><text:s text:c="98"/></text:span><text:span text:style-name="T42"><text:s/>Dean (Academics)</text:span></text:p>
      <text:p text:style-name="P27"><text:span text:style-name="T43"/></text:p>
      <text:p text:style-name="P28"><text:span text:style-name="T44"><text:s text:c="4"/></text:span></text:p>
      <text:p text:style-name="P29"><text:span text:style-name="T44"><text:s/></text:span></text:p>
      <text:p text:style-name="P30"><text:span text:style-name="T45"/></text:p>
      <text:p text:style-name="P30"><text:span text:style-name="T46"><text:s text:c="16"/></text:span></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1"><text:span text:style-name="T47"/></text:p>
      <text:p text:style-name="P32"><text:span text:style-name="T48">ACKNOWLEDGEMENT</text:span></text:p>
      <text:p text:style-name="P33"><text:span text:style-name="T49"><text:s/></text:span></text:p>
      <text:p text:style-name="P34"><text:span text:style-name="T50">We express our sincere gratitude to Dr. Srinivasa K.G., for his valuable guidance and timely suggestions during the entire duration of my dissertation work, without which this work would not have been possible. We would also like to convey our deep regards to all other faculty members of department of IT, who have bestowed their great effort and guidance at appropriate times without which it would have been very difficult on our part to finish this work. Finally, we would also like to thank my friends for their advice and pointing out my mistakes.</text:span></text:p>
      <text:p text:style-name="P34"><text:span text:style-name="T51"/></text:p>
      <text:p text:style-name="P34"><text:span text:style-name="T52"/></text:p>
      <text:p text:style-name="P34"><text:span text:style-name="T52"/></text:p>
      <text:p text:style-name="P34"><text:span text:style-name="T52"/></text:p>
      <text:p text:style-name="P34"><text:span text:style-name="T52"/></text:p>
      <text:p text:style-name="P34"><text:span text:style-name="T52"/></text:p>
      <text:p text:style-name="P34"><text:span text:style-name="T52"/></text:p>
      <text:p text:style-name="P34"><text:span text:style-name="T52"/></text:p>
      <text:p text:style-name="P34"><text:span text:style-name="T52"/></text:p>
      <text:p text:style-name="P34"><text:span text:style-name="T52"/></text:p>
      <text:p text:style-name="P34"><text:span text:style-name="T52"/></text:p>
      <text:p text:style-name="P34"><text:span text:style-name="T52"/></text:p>
      <text:p text:style-name="P34"><text:span text:style-name="T52"/></text:p>
      <text:p text:style-name="P34"><text:span text:style-name="T52"/></text:p>
      <text:p text:style-name="P35"><text:span text:style-name="T53"><text:s/></text:span><text:span text:style-name="T54">DECLARATION </text:span></text:p>
      <text:p text:style-name="P36"><text:span text:style-name="T55"><text:s/></text:span></text:p>
      <text:p text:style-name="P37"><text:span text:style-name="T56">We hereby declare that the work presented in this report entitled “JULIA : The Chatbot”, in fulfillment of the requirement for the award of the degree Bachelor of Technology in Information Technology, submitted in IT Department, CBPGEC affiliated to Guru Gobind Singh Indraprastha University, New Delhi, is an authentic record of our own work carried out during our degree under the guidance of Dr. Srinivasa K.G.</text:span></text:p>
      <text:p text:style-name="P38"><text:span text:style-name="T56">We have not submitted the work reported in this for award of any other degree or diploma. </text:span></text:p>
      <text:p text:style-name="P38"><text:span text:style-name="T57"/></text:p>
      <text:p text:style-name="P38"><text:span text:style-name="T57"/></text:p>
      <text:p text:style-name="P38"><text:span text:style-name="T57"/></text:p>
      <text:p text:style-name="P38"><text:span text:style-name="T57"/></text:p>
      <text:p text:style-name="P38"><text:span text:style-name="T57"/></text:p>
      <text:p text:style-name="P38"><text:span text:style-name="T57"/></text:p>
      <text:p text:style-name="P38"><text:span text:style-name="T57"/></text:p>
      <text:p text:style-name="P38"><text:span text:style-name="T57"/></text:p>
      <text:p text:style-name="P38"><text:span text:style-name="T57"/></text:p>
      <text:p text:style-name="P38"><text:span text:style-name="T57"/></text:p>
      <text:p text:style-name="P38"><text:span text:style-name="T57"/></text:p>
      <text:p text:style-name="P38"><text:span text:style-name="T57"/></text:p>
      <text:p text:style-name="P38"><text:span text:style-name="T57"/></text:p>
      <text:p text:style-name="P38"><text:span text:style-name="T57"/></text:p>
      <text:p text:style-name="P38"><text:span text:style-name="T57"/></text:p>
      <text:p text:style-name="P39"><text:span text:style-name="T57"/></text:p>
      <text:p text:style-name="P39"><text:span text:style-name="T58">ABSTRACT</text:span></text:p>
      <text:p text:style-name="P40"><text:span text:style-name="T59"/></text:p>
      <text:p text:style-name="P41"><text:span text:style-name="T60">Technology has evolved with time and has made our work easier. Since the invention of computers, developers have been trying to develop a way for the computers to think and learn like human mind which has led to another vast field known as AI these days. One of the greatest technological advancement is Artificial Intelligence (AI). Artificial Intelligence is a way of making a computer, a computer-controlled robot, or a software think intelligently, in the similar manner the humans think</text:span><text:span text:style-name="T61">. </text:span></text:p>
      <text:p text:style-name="P41"><text:span text:style-name="T62">To compensate the lack of man power in various business fields, the chatbots have been designed using AI to generate responses to the public.<text:s text:c="2"/>Julia the chat bot is a computer program built using AI which is trainable and learns from its user. It is built using python as its programming language and SQLite 3 and Microsoft workbenche for database methodologies. Its code is deployed using Heroku cloud platform. The chatbot learns from its user and stores the information in its database automatically. It responds to the queries asked using its database. If the answer required is not in its database, Julia learns from the user. This chatbot can be used for multiple purposes such as customer care, selling polices or product suggestions, personal assistant etc.</text:span><text:span text:style-name="T63"/></text:p>
      <text:p text:style-name="P42"><text:span text:style-name="T64"/></text:p>
      <text:p text:style-name="P43"><text:span text:style-name="T64"/></text:p>
      <text:p text:style-name="P43"><text:span text:style-name="T64"/></text:p>
      <text:p text:style-name="P43"><text:span text:style-name="T64"/></text:p>
      <text:p text:style-name="P43"><text:span text:style-name="T64"/></text:p>
      <text:p text:style-name="P43"><text:span text:style-name="T64"/></text:p>
      <text:p text:style-name="P43"><text:span text:style-name="T64"/></text:p>
      <text:p text:style-name="P43"><text:span text:style-name="T64"/></text:p>
      <text:p text:style-name="P43"><text:span text:style-name="T64"/></text:p>
      <text:p text:style-name="P43"><text:span text:style-name="T64"/></text:p>
      <text:p text:style-name="P43"><text:span text:style-name="T64"/></text:p>
      <text:p text:style-name="P44"><text:span text:style-name="T64"/></text:p>
      <text:p text:style-name="P44"><text:span text:style-name="T64"/></text:p>
      <text:p text:style-name="P44"><text:span text:style-name="T65">INTRODUCTION</text:span></text:p>
      <text:p text:style-name="P45"><text:span text:style-name="T66"/></text:p>
      <text:p text:style-name="P46"><text:span text:style-name="T67">A chatbot (sometimes referred to as a chatterbot) is a computer program that attempts to simulate the conversation or "chatter" of a human being via text or voice interactions. A user can ask a chatbot a question or make a command, and the chatbot responds or performs the requested action. Chatbots can be thought of as the spokesperson for artificial intelligence (</text:span><text:a xlink:href="https://searchenterpriseai.techtarget.com/definition/AI-Artificial-Intelligence"><text:span text:style-name="T69">AI</text:span></text:a><text:span text:style-name="T70">). It's an accessible form of AI that is commonly put to use in businesses across sales and service departments and in the consumer app and device market</text:span><text:span text:style-name="T71">.</text:span></text:p>
      <text:p text:style-name="P47"><text:span text:style-name="T72">Chatbots such as ELIZA and PARRY were early attempts at creating programs that could at least temporarily fool a real human being into thinking they were having a conversation with another person. PARRY's effectiveness was benchmarked in the early 1970s using a version of a<text:s/></text:span><text:a xlink:href="https://searchenterpriseai.techtarget.com/definition/Turing-test"><text:span text:style-name="T74">Turing test</text:span></text:a><text:span text:style-name="T75">; testers only made the correct identification of human vs. chatbot at a level consistent with making a random guess. Chatbots have come a long way since then. They are built on AI technologies, including deep learning,<text:s/></text:span><text:a xlink:href="https://whatis.techtarget.com/definition/natural-language"><text:span text:style-name="T77">natural language</text:span></text:a><text:span text:style-name="T78"><text:s/>processing and<text:s/></text:span><text:a xlink:href="https://searchenterpriseai.techtarget.com/definition/machine-learning-ML"><text:span text:style-name="T80">machine learning</text:span></text:a><text:span text:style-name="T81"><text:s/>algorithms, and require massive amounts of data. The more an end user interacts with the bot,the better<text:s/></text:span><text:a xlink:href="https://searchcrm.techtarget.com/definition/voice-recognition"><text:span text:style-name="T83">voice recognition</text:span></text:a><text:span text:style-name="T84"><text:s/>becomes at predicting what the appropriate response is when communicating with an end user.</text:span></text:p>
      <text:p text:style-name="P48"><text:span text:style-name="T85">Messaging chatbots may help businesses improve customer service, sell more, and earn more profit, thanks to a familiar interface and increasing customer interest.</text:span></text:p>
      <text:p text:style-name="P48"><text:span text:style-name="T85">Consumers<text:s/></text:span><text:span text:style-name="T86">—</text:span><text:span text:style-name="T87"><text:s/>your potential customers<text:s/></text:span><text:span text:style-name="T88">—</text:span><text:span text:style-name="T89"><text:s/>use these messaging applications. In 2016, Facebook Messenger, as an example, was said to have about 900 million active users a month. And last year, Business Insider reported that messaging applications had more users than social media networks beginning in about the first quarter of 2015.</text:span></text:p>
      <text:p text:style-name="P49"><text:span text:style-name="T90"/></text:p>
      <text:p text:style-name="P50"><text:span text:style-name="T90"/></text:p>
      <text:p text:style-name="P51"><draw:frame text:anchor-type="as-char" svg:width="150.81mm" svg:height="111.92mm" style:rel-width="scale" style:rel-height="scale"><draw:object-ole xlink:href="OleObj1"/><draw:image xlink:href="ObjectReplacements/OleObj1"/></draw:frame><text:span text:style-name="T90"/></text:p>
      <text:p text:style-name="P52"><text:span text:style-name="T90"/></text:p>
      <text:p text:style-name="P52"><text:span text:style-name="T91">Chatbots are Applications Minus User Interface</text:span></text:p>
      <text:p text:style-name="P53"><text:span text:style-name="T92">Think about an ecommerce website. It is essentially a software application meant to sell products. It has a few aspects or layers that make it work.</text:span></text:p>
      <text:list text:style-name="L54">
        <text:list-item>
          <text:p text:style-name="P54"><text:span text:style-name="T92">Database. The database stores product information, data about customer and transactions, and most of the content.</text:span></text:p>
        </text:list-item>
        <text:list-item>
          <text:p text:style-name="P54"><text:span text:style-name="T92">Application layer. This is a set of instructions that gives the application its functionality.</text:span></text:p>
        </text:list-item>
        <text:list-item>
          <text:p text:style-name="P54"><text:span text:style-name="T92">Application programming interfaces. APIs connect the application to other services to get shipping quotes or process payments, as examples.</text:span></text:p>
        </text:list-item>
        <text:list-item>
          <text:p text:style-name="P54"><text:span text:style-name="T92">User interface. This is how the user tells your application what he wants or what he is interested in.</text:span></text:p>
        </text:list-item>
      </text:list>
      <text:p text:style-name="P55"><text:span text:style-name="T92">An ecommerce website’s user interface is an important part of the overall application. It has amazing product pictures for shoppers to look at. It has an advanced search tool to help the shopper locate products. It has lovely buttons users can click to add products to the shopping cart. And it has forms for entering payment information or an address.</text:span></text:p>
      <text:p text:style-name="P55"><text:span text:style-name="T92">The chatbot<text:s/></text:span><text:span text:style-name="T93">—</text:span><text:span text:style-name="T94"><text:s/>powered by artificial intelligence and natural language processing<text:s/></text:span><text:span text:style-name="T95">—</text:span><text:span text:style-name="T96"><text:s/>has three of these aspects, including the database, the application layer, and access to APIs. But instead of its own user interface, it relies on a messaging platform. It uses<text:s/></text:span><text:a xlink:href="https://www.practicalecommerce.com/articles/133067-13-Chatbots-on-Facebook-Messenger-for-Merchants"><text:span text:style-name="T98">Facebook Messenger</text:span></text:a><text:span text:style-name="T99">, Slack, WhatsApp, or similar to interact with the shopper.</text:span></text:p>
      <text:p text:style-name="P55"><text:span text:style-name="T99">This is both a limitation and an advantage.</text:span></text:p>
      <text:p text:style-name="P55"><text:span text:style-name="T99">The chatbot must rely on spoken or written communications to discover what the shopper or user wants and is limited to the messaging platform’s capabilities when it comes to responding to the shopper or user. This requires a much better understanding of natural language and intent. It also means that developers must write connections to several different platforms, again like Messenger or Slack, if the chatbot is to have the same potential reach as a website.</text:span></text:p>
      <text:p text:style-name="P55"><text:span text:style-name="T99">There is a significant upside, though. Your potential customers get to use a familiar interface.</text:span></text:p>
      <text:p text:style-name="P55"><text:span text:style-name="T99">They don’t have to open the web browser on their mobile device and hope your website is responsive. They also don’t need to install your business’s mobile app. They just need to use the same messaging tool they use many times a day. For the consumer, it is easy and familiar.</text:span></text:p>
      <text:p text:style-name="P56"><text:span text:style-name="T100">How Chatbots Work</text:span></text:p>
      <text:p text:style-name="P57"><text:span text:style-name="T101">A natural-language-processing chatbot takes some combination of steps to convert text or speech into structured data that may be used to select the proper response. Here are some of the possible NLP steps.</text:span></text:p>
      <text:list text:style-name="L58">
        <text:list-item>
          <text:p text:style-name="P58"><text:span text:style-name="T102">Tokenization</text:span></text:p>
        </text:list-item>
      </text:list>
      <text:p text:style-name="P59"><text:span text:style-name="T103">Given a string of words (characters), the natural language processor will divide those words into pieces or tokens that are linguistically significant or otherwise useful for the application.</text:span></text:p>
      <text:list text:style-name="L60">
        <text:list-item>
          <text:p text:style-name="P60"><text:span text:style-name="T104">Named entity recognition</text:span></text:p>
        </text:list-item>
      </text:list>
      <text:p text:style-name="P61"><text:span text:style-name="T105"><text:s/>Looks for categories of words, like the name of a product, a person’s name, or an address.</text:span></text:p>
      <text:list text:style-name="L62">
        <text:list-item>
          <text:p text:style-name="P62"><text:span text:style-name="T106">Normalization</text:span></text:p>
        </text:list-item>
      </text:list>
      <text:p text:style-name="P63"><text:span text:style-name="T107">Processes text in an effort to find common spelling or typographical errors that might impact meaning.</text:span></text:p>
      <text:list text:style-name="L64">
        <text:list-item>
          <text:p text:style-name="P64"><text:span text:style-name="T108">Part of speech tagging</text:span></text:p>
        </text:list-item>
      </text:list>
      <text:p text:style-name="P65"><text:span text:style-name="T109"><text:s/>Identifies parts of speech<text:s/></text:span><text:span text:style-name="T110">—</text:span><text:span text:style-name="T111"><text:s/>nouns, verbs<text:s/></text:span><text:span text:style-name="T112">—</text:span><text:span text:style-name="T113"><text:s/>in the text with the aim of understanding complex sentence structures and how those structures impact meaning.</text:span></text:p>
      <text:list text:style-name="L66">
        <text:list-item>
          <text:p text:style-name="P66"><text:span text:style-name="T114">Dependency parsing</text:span></text:p>
        </text:list-item>
      </text:list>
      <text:p text:style-name="P67"><text:span text:style-name="T115"><text:s/>Looks for subjects and objects in the given text to find dependent phrases.</text:span></text:p>
      <text:list text:style-name="L68">
        <text:list-item>
          <text:p text:style-name="P68"><text:span text:style-name="T116">Sentiment analysis</text:span></text:p>
        </text:list-item>
      </text:list>
      <text:p text:style-name="P69"><text:span text:style-name="T117">Watches to learn if the human user is having a good experience or if the chat conversation should be elevated, if you will, to a human operator.</text:span></text:p>
      <text:p text:style-name="P70"><text:span text:style-name="T118">SOFTWARE<text:s text:c="2"/>USED</text:span></text:p>
      <text:p text:style-name="P71"><text:span text:style-name="T119"/></text:p>
      <text:p text:style-name="P72"><text:span text:style-name="T120">The software of the system proposed consists of mainly Python</text:span><text:span text:style-name="T121">,<text:s/></text:span><text:span text:style-name="T122">SQLite 3, Microsoft Workbenche</text:span></text:p>
      <text:p text:style-name="P72"><text:span text:style-name="T123"/></text:p>
      <text:p text:style-name="P73"><text:span text:style-name="T124">1.<text:s/></text:span><text:span text:style-name="T125"><text:s/>Python</text:span></text:p>
      <text:p text:style-name="P74"><text:span text:style-name="T126">Python is an<text:s/></text:span><text:a xlink:href="https://en.wikipedia.org/wiki/Interpreted_language"><text:span text:style-name="T128">interpreted</text:span></text:a><text:span text:style-name="T129"><text:s/></text:span><text:a xlink:href="https://en.wikipedia.org/wiki/High-level_programming_language"><text:span text:style-name="T131">high-level programming language</text:span></text:a><text:span text:style-name="T132"><text:s/>for<text:s/></text:span><text:a xlink:href="https://en.wikipedia.org/wiki/General-purpose_programming_language"><text:span text:style-name="T134">general-purpose programming</text:span></text:a><text:span text:style-name="T135">. Created by<text:s/></text:span><text:a xlink:href="https://en.wikipedia.org/wiki/Guido_van_Rossum"><text:span text:style-name="T137">Guido van Rossum</text:span></text:a><text:span text:style-name="T138"><text:s/>and first released in 1991, Python has a design philosophy that emphasizes<text:s/></text:span><text:a xlink:href="https://en.wikipedia.org/wiki/Code_readability"><text:span text:style-name="T140">code readability</text:span></text:a><text:span text:style-name="T141">, notably using<text:s/></text:span><text:a xlink:href="https://en.wikipedia.org/wiki/Significant_whitespace"><text:span text:style-name="T143">significant whitespace</text:span></text:a><text:span text:style-name="T144">. It provides constructs that enable clear programming on both small and large scales.</text:span></text:p>
      <text:p text:style-name="P75"><text:span text:style-name="T144">Python features a<text:s/></text:span><text:a xlink:href="https://en.wikipedia.org/wiki/Dynamic_type"><text:span text:style-name="T146">dynamic type</text:span></text:a><text:span text:style-name="T147"><text:s/>system and automatic<text:s/></text:span><text:a xlink:href="https://en.wikipedia.org/wiki/Memory_management"><text:span text:style-name="T149">memory management</text:span></text:a><text:span text:style-name="T150">. It supports multiple<text:s/></text:span><text:a xlink:href="https://en.wikipedia.org/wiki/Programming_paradigm"><text:span text:style-name="T152">programming paradigms</text:span></text:a><text:span text:style-name="T153">, including<text:s/></text:span><text:a xlink:href="https://en.wikipedia.org/wiki/Object-oriented_programming"><text:span text:style-name="T155">object-oriented</text:span></text:a><text:span text:style-name="T156">,<text:s/></text:span><text:a xlink:href="https://en.wikipedia.org/wiki/Imperative_programming"><text:span text:style-name="T158">imperative</text:span></text:a><text:span text:style-name="T159">,<text:s/></text:span><text:a xlink:href="https://en.wikipedia.org/wiki/Functional_programming"><text:span text:style-name="T161">functional</text:span></text:a><text:span text:style-name="T162"><text:s/>and<text:s/></text:span><text:a xlink:href="https://en.wikipedia.org/wiki/Procedural_programming"><text:span text:style-name="T164">procedural</text:span></text:a><text:span text:style-name="T165">, and has a large and comprehensive<text:s/></text:span><text:a xlink:href="https://en.wikipedia.org/wiki/Standard_library"><text:span text:style-name="T167">standard library</text:span></text:a><text:span text:style-name="T168">. </text:span></text:p>
      <text:p text:style-name="P75"><text:span text:style-name="T168">Python interpreters are available for many<text:s/></text:span><text:a xlink:href="https://en.wikipedia.org/wiki/Operating_system"><text:span text:style-name="T170">operating systems</text:span></text:a><text:span text:style-name="T171">.<text:s/></text:span><text:a xlink:href="https://en.wikipedia.org/wiki/CPython"><text:span text:style-name="T173">CPython</text:span></text:a><text:span text:style-name="T174">, the<text:s/></text:span><text:a xlink:href="https://en.wikipedia.org/wiki/Reference_implementation"><text:span text:style-name="T176">reference implementation</text:span></text:a><text:span text:style-name="T177"><text:s/>of Python, is<text:s/></text:span><text:a xlink:href="https://en.wikipedia.org/wiki/Open_source"><text:span text:style-name="T179">open source</text:span></text:a><text:span text:style-name="T180"><text:s/>software</text:span><text:a xlink:href="#cite_note-31"><text:span text:style-name="T182">[31]</text:span></text:a><text:span text:style-name="T183"><text:s/>and has a community-based development model, as do nearly all of Python's other implementations. Python and CPython are managed by the non-profit<text:s/></text:span><text:a xlink:href="https://en.wikipedia.org/wiki/Python_Software_Foundation"><text:span text:style-name="T185">Python Software Foundation</text:span></text:a><text:span text:style-name="T186">. </text:span></text:p>
      <text:p text:style-name="P75"><text:span text:style-name="T186">Python is a<text:s/></text:span><text:a xlink:href="https://en.wikipedia.org/wiki/Multi-paradigm_programming_language"><text:span text:style-name="T188">multi-paradigm programming language</text:span></text:a><text:span text:style-name="T189">.<text:s/></text:span><text:a xlink:href="https://en.wikipedia.org/wiki/Object-oriented_programming"><text:span text:style-name="T191">Object-oriented programming</text:span></text:a><text:span text:style-name="T192"><text:s/>and<text:s/></text:span><text:a xlink:href="https://en.wikipedia.org/wiki/Structured_programming"><text:span text:style-name="T194">structured programming</text:span></text:a><text:span text:style-name="T195"><text:s/>are fully supported, and many of its features support<text:s/></text:span><text:a xlink:href="https://en.wikipedia.org/wiki/Functional_programming"><text:span text:style-name="T197">functional programming</text:span></text:a><text:span text:style-name="T198"><text:s/>and<text:s/></text:span><text:a xlink:href="https://en.wikipedia.org/wiki/Aspect-oriented_programming"><text:span text:style-name="T200">aspect-oriented programming</text:span></text:a><text:span text:style-name="T201"><text:s/>(including by<text:s/></text:span><text:a xlink:href="https://en.wikipedia.org/wiki/Metaprogramming"><text:span text:style-name="T203">metaprogramming</text:span></text:a><text:span text:style-name="T204"><text:s/>and<text:s/></text:span><text:a xlink:href="https://en.wikipedia.org/wiki/Metaobject"><text:span text:style-name="T206">metaobjects</text:span></text:a><text:span text:style-name="T207"><text:s/>(magic methods)). Many other paradigms are supported via extensions, including<text:s/></text:span><text:a xlink:href="https://en.wikipedia.org/wiki/Design_by_contract"><text:span text:style-name="T209">design by contract</text:span></text:a><text:span text:style-name="T210"><text:s/>and<text:s/></text:span><text:a xlink:href="https://en.wikipedia.org/wiki/Logic_programming"><text:span text:style-name="T212">logic programming</text:span></text:a><text:span text:style-name="T213">. </text:span></text:p>
      <text:p text:style-name="P75"><text:span text:style-name="T213">Python uses<text:s/></text:span><text:a xlink:href="https://en.wikipedia.org/wiki/Dynamic_typing"><text:span text:style-name="T215">dynamic typing</text:span></text:a><text:span text:style-name="T216">, and a combination of<text:s/></text:span><text:a xlink:href="https://en.wikipedia.org/wiki/Reference_counting"><text:span text:style-name="T218">reference counting</text:span></text:a><text:span text:style-name="T219"><text:s/>and a cycle-detecting garbage collector for<text:s/></text:span><text:a xlink:href="https://en.wikipedia.org/wiki/Memory_management"><text:span text:style-name="T221">memory management</text:span></text:a><text:span text:style-name="T222">. It also features dynamic<text:s/></text:span><text:a xlink:href="https://en.wikipedia.org/wiki/Name_resolution_(programming_languages)"><text:span text:style-name="T224">name resolution</text:span></text:a><text:span text:style-name="T225"><text:s/>(</text:span><text:a xlink:href="https://en.wikipedia.org/wiki/Late_binding"><text:span text:style-name="T227">late binding</text:span></text:a><text:span text:style-name="T228">), which binds method and variable names during program execution. </text:span></text:p>
      <text:p text:style-name="P75"><text:span text:style-name="T229"/></text:p>
      <text:p text:style-name="P75"><text:span text:style-name="T229"/></text:p>
      <text:p text:style-name="P75"><text:span text:style-name="T230">2.<text:s/></text:span><text:span text:style-name="T231">SQLite 3</text:span></text:p>
      <text:p text:style-name="P75"><text:span text:style-name="T232">SQLite is a<text:s/></text:span><text:a xlink:href="https://en.wikipedia.org/wiki/Relational_database_management_system"><text:span text:style-name="T234">relational database management system</text:span></text:a><text:span text:style-name="T235"><text:s/>contained in a<text:s/></text:span><text:a xlink:href="https://en.wikipedia.org/wiki/C_(programming_language)"><text:span text:style-name="T237">C</text:span></text:a><text:span text:style-name="T238"><text:s/>programming<text:s/></text:span><text:a xlink:href="https://en.wikipedia.org/wiki/Library_(computer_science)"><text:span text:style-name="T240">library</text:span></text:a><text:span text:style-name="T241">. In contrast to many other database management systems, SQLite is not a<text:s/></text:span><text:a xlink:href="https://en.wikipedia.org/wiki/Client–server"><text:span text:style-name="T245">client</text:span><text:span text:style-name="T246">–</text:span><text:span text:style-name="T247">server</text:span></text:a><text:span text:style-name="T248"><text:s/>database engine. Rather, it is embedded into the end program. SQLite is<text:s/></text:span><text:a xlink:href="https://en.wikipedia.org/wiki/ACID"><text:span text:style-name="T250">ACID</text:span></text:a><text:span text:style-name="T251">-compliant and implements most of the<text:s/></text:span><text:a xlink:href="https://en.wikipedia.org/wiki/SQL"><text:span text:style-name="T253">SQL</text:span></text:a><text:span text:style-name="T254"><text:s/>standard, using a dynamically and weakly<text:s/></text:span><text:a xlink:href="https://en.wikipedia.org/wiki/Data_type"><text:span text:style-name="T256">typed</text:span></text:a><text:span text:style-name="T257"><text:s/>SQL<text:s/></text:span><text:a xlink:href="https://en.wikipedia.org/wiki/Syntax"><text:span text:style-name="T259">syntax</text:span></text:a><text:span text:style-name="T260"><text:s/>that does not guarantee the<text:s/></text:span><text:a xlink:href="https://en.wikipedia.org/wiki/Domain_integrity"><text:span text:style-name="T262">domain integrity</text:span></text:a><text:span text:style-name="T263">.</text:span><text:a xlink:href="#cite_note-Owens_2006-5"><text:span text:style-name="T265">[5]</text:span></text:a><text:span text:style-name="T266"><text:s/></text:span></text:p>
      <text:p text:style-name="P75"><text:span text:style-name="T266">SQLite is a popular choice as<text:s/></text:span><text:a xlink:href="https://en.wikipedia.org/wiki/Embedded_database"><text:span text:style-name="T268">embedded database</text:span></text:a><text:span text:style-name="T269"><text:s/>software for local/client storage in<text:s/></text:span><text:a xlink:href="https://en.wikipedia.org/wiki/Application_software"><text:span text:style-name="T271">application software</text:span></text:a><text:span text:style-name="T272"><text:s/>such as<text:s/></text:span><text:a xlink:href="https://en.wikipedia.org/wiki/Web_browser"><text:span text:style-name="T274">web browsers</text:span></text:a><text:span text:style-name="T275">. It is arguably the most widely deployed<text:s/></text:span><text:a xlink:href="https://en.wikipedia.org/wiki/Database_engine"><text:span text:style-name="T277">database engine</text:span></text:a><text:span text:style-name="T278">, as it is used today by several widespread browsers,<text:s/></text:span><text:a xlink:href="https://en.wikipedia.org/wiki/Operating_system"><text:span text:style-name="T280">operating systems</text:span></text:a><text:span text:style-name="T281">, and<text:s/></text:span><text:a xlink:href="https://en.wikipedia.org/wiki/Embedded_system"><text:span text:style-name="T283">embedded systems</text:span></text:a><text:span text:style-name="T284"><text:s/>(such as mobile phones), among others.</text:span><text:a xlink:href="#cite_note-6"><text:span text:style-name="T286">[6]</text:span></text:a><text:span text:style-name="T287"><text:s/>SQLite has<text:s/></text:span><text:a xlink:href="https://en.wikipedia.org/wiki/Language_binding"><text:span text:style-name="T289">bindings</text:span></text:a><text:span text:style-name="T290"><text:s/>to many programming languages. </text:span></text:p>
      <text:p text:style-name="P75"><text:span text:style-name="T290">Unlike client</text:span><text:span text:style-name="T291">–</text:span><text:span text:style-name="T292">server database management systems, the SQLite engine has no standalone<text:s/></text:span><text:a xlink:href="https://en.wikipedia.org/wiki/Process_(computing)"><text:span text:style-name="T294">processes</text:span></text:a><text:span text:style-name="T295"><text:s/>with which the application program communicates. Instead, the SQLite<text:s/></text:span><text:a xlink:href="https://en.wikipedia.org/wiki/Library_(computing)"><text:span text:style-name="T297">library</text:span></text:a><text:span text:style-name="T298"><text:s/>is<text:s/></text:span><text:a xlink:href="https://en.wikipedia.org/wiki/Linker_(computing)"><text:span text:style-name="T300">linked</text:span></text:a><text:span text:style-name="T301"><text:s/>in and thus becomes an integral part of the application program. Linking may be<text:s/></text:span><text:a xlink:href="https://en.wikipedia.org/wiki/Static_library"><text:span text:style-name="T303">static</text:span></text:a><text:span text:style-name="T304"><text:s/>or<text:s/></text:span><text:a xlink:href="https://en.wikipedia.org/wiki/Dynamic_linker"><text:span text:style-name="T306">dynamic</text:span></text:a><text:span text:style-name="T307">. The application program uses SQLite's functionality through simple<text:s/></text:span><text:a xlink:href="https://en.wikipedia.org/wiki/Subroutine"><text:span text:style-name="T309">function calls</text:span></text:a><text:span text:style-name="T310">, which reduce<text:s/></text:span><text:a xlink:href="https://en.wikipedia.org/wiki/Latency_(engineering)"><text:span text:style-name="T312">latency</text:span></text:a><text:span text:style-name="T313"><text:s/>in database access: function calls within a single process are more efficient than<text:s/></text:span><text:a xlink:href="https://en.wikipedia.org/wiki/Inter-process_communication"><text:span text:style-name="T315">inter-process communication</text:span></text:a><text:span text:style-name="T316">. SQLite stores the entire database (definitions, tables, indices, and the data itself) as a single cross-platform<text:s/></text:span><text:a xlink:href="https://en.wikipedia.org/wiki/Computer_file"><text:span text:style-name="T318">file</text:span></text:a><text:span text:style-name="T319"><text:s/>on a host machine. It implements this simple design by<text:s/></text:span><text:a xlink:href="https://en.wikipedia.org/wiki/Lock_(computer_science)"><text:span text:style-name="T321">locking</text:span></text:a><text:span text:style-name="T322"><text:s/>the entire database file during writing. SQLite read operations can be multitasked, though writes can only be performed sequentially. </text:span></text:p>
      <text:p text:style-name="P75"><text:span text:style-name="T322">Due to the server-less design, SQLite applications require less configuration than client-server databases. SQLite is called<text:s/></text:span><text:span text:style-name="T323">zero-conf</text:span><text:a xlink:href="#cite_note-7"><text:span text:style-name="T325">[7]</text:span></text:a><text:span text:style-name="T326"><text:s/>because it does not require service management (such as startup scripts) or access control based on<text:s/></text:span><text:a xlink:href="https://en.wikipedia.org/wiki/Data_control_language"><text:span text:style-name="T328">GRANT</text:span></text:a><text:span text:style-name="T329"><text:s/>and passwords. Access control is handled by means of<text:s/></text:span><text:a xlink:href="https://en.wikipedia.org/wiki/File_system_permissions"><text:span text:style-name="T331">file system permissions</text:span></text:a><text:span text:style-name="T332"><text:s/>given to the database file itself. Databases in client-server systems use file system permissions which give access to the database files only to the daemon process. </text:span></text:p>
      <text:p text:style-name="P75"><text:span text:style-name="T333"/></text:p>
      <text:p text:style-name="P75"><text:span text:style-name="T334">3.</text:span><text:span text:style-name="T335"><text:s/></text:span><text:span text:style-name="T336">Microsoft Workbench</text:span></text:p>
      <text:p text:style-name="P75"><text:span text:style-name="T337">It is a unified visual tool for database architects, developers, and DBAs.<text:s/></text:span><text:span text:style-name="T338">Workbench<text:s/></text:span><text:span text:style-name="T339">provides data modeling, SQL development, and comprehensive administration tools for server configuration, user administration, backup, and much more.</text:span></text:p>
      <text:p text:style-name="P75"><text:span text:style-name="T340"/></text:p>
      <text:p text:style-name="P75"><text:span text:style-name="T341">4.<text:s/></text:span><text:span text:style-name="T342"><text:s/>Heroku Cloud Platform </text:span></text:p>
      <text:p text:style-name="P75"><text:span text:style-name="T343">Heroku</text:span><text:span text:style-name="T344"><text:s/>is a<text:s/></text:span><text:span text:style-name="T345">cloud platform</text:span><text:span text:style-name="T346"><text:s/>based on a managed container system, with integrated data services and a powerful ecosystem, for deploying and running modern apps. The<text:s/></text:span><text:span text:style-name="T347">Heroku</text:span><text:span text:style-name="T348"><text:s/>developer experience is an app-centric approach for software delivery, integrated with today's most popular developer tools and workflows. </text:span></text:p>
      <text:p text:style-name="P75"><text:span text:style-name="T349"/></text:p>
      <text:p text:style-name="P75"><text:span text:style-name="T350">5.<text:s/></text:span><text:span text:style-name="T351">Webhooks Setup</text:span></text:p>
      <text:p text:style-name="P75"><text:span text:style-name="T352">Incoming<text:s/></text:span><text:span text:style-name="T353">Webhooks<text:s/></text:span><text:span text:style-name="T354">are a simple way to post messages from apps into Slack. Creating an Incoming Webhook</text:span><text:span text:style-name="T355"><text:s/></text:span><text:span text:style-name="T356">gives you a unique URL to which you send a JSON payload with the message text and some options. You can use all the usual markup and attachments with Incoming Webhooks</text:span><text:span text:style-name="T357"><text:s/></text:span><text:span text:style-name="T358">to make the messages stand out.</text:span><text:span text:style-name="T359"><text:s/></text:span></text:p>
      <text:p text:style-name="P76"><text:span text:style-name="T360"/></text:p>
      <text:p text:style-name="P77"><text:span text:style-name="T360"/></text:p>
      <text:p text:style-name="P78"><text:span text:style-name="T361">SYSTEM DESIGN AND IMPLEMENTATION</text:span></text:p>
      <text:p text:style-name="P78"><text:span text:style-name="T361"/></text:p>
      <text:p text:style-name="P79"><text:span text:style-name="T362"> </text:span></text:p>
      <text:p text:style-name="P79"><draw:frame text:anchor-type="as-char" svg:width="133.35mm" svg:height="112.71mm" style:rel-width="scale" style:rel-height="scale"><draw:object-ole xlink:href="OleObj2"/><draw:image xlink:href="ObjectReplacements/OleObj2"/></draw:frame><text:span text:style-name="T363"/></text:p>
      <text:p text:style-name="P79"><text:span text:style-name="T363">Julia the bot is a chat bot who responds the user when asked any questions. Julia typically replies and also has the ability to learn from its user. Whenever julia is asked any questions , it looks into its database for a suitable reply and generates a respond . Julia is capable of learning from its user , If there is a case where Julia cannot find a suitable answer to the query asked to it , it will learn from the user's replies and would save it in its database.</text:span><text:span text:style-name="T364"/></text:p>
      <text:p text:style-name="P79"><text:span text:style-name="T365"><text:line-break/></text:span><draw:frame text:anchor-type="as-char" svg:width="99.48mm" svg:height="75.41mm" style:rel-width="scale" style:rel-height="scale"><draw:object-ole xlink:href="OleObj3"/><draw:image xlink:href="ObjectReplacements/OleObj3"/></draw:frame><text:span text:style-name="T365"/></text:p>
      <text:p text:style-name="P79"><text:span text:style-name="T365">Here B refers to Julia the chat bot and H refers to the user. In the first two lines Julia knows what to reply because of its database. But in the next line julia learns from the user about the answer to the question "what is your name?" . Further we can see after sometime Julia replies to the same question ,the answer it learnt from its user "My name is julia the bot".<text:line-break/>This shows julia is a learning bot capable of grasping everything taught to it by its user. <text:line-break/>Julia can be used as a personal assistant to which a user can train it according to his or her needs.</text:span></text:p>
      <text:p text:style-name="P79"><text:span text:style-name="T365">Julia is a trainable chatbot available for 24 *7 and is always there to handle ones query.<text:line-break/>A human can work for a very limited time but a machine can work endlessly ans sometimes even more accurately. Therefore Julia The Chat Bot can be used for multiple purposes saving a lot of man power and time. Once trained sufficient enough it can work and generate more accurate &amp; precise response.<text:line-break/>Once the database is managed properly Julia will be installed in Facebook Messengers using<text:s text:c="2"/>Webhooks setup.</text:span></text:p>
      <text:p text:style-name="P79"><text:span text:style-name="T365"/></text:p>
      <text:p text:style-name="P80"><text:span text:style-name="T365"/></text:p>
      <text:p text:style-name="P80"><text:span text:style-name="T365"/></text:p>
      <text:p text:style-name="P80"><text:span text:style-name="T365"/></text:p>
      <text:p text:style-name="P80"><text:span text:style-name="T365"/></text:p>
      <text:p text:style-name="P80"><text:span text:style-name="T365"/></text:p>
      <text:p text:style-name="P81"><text:span text:style-name="T365"/></text:p>
      <text:p text:style-name="P82"><text:span text:style-name="T366">CONCLUSION AND FUTURE WORK</text:span></text:p>
      <text:p text:style-name="P83"><text:span text:style-name="T367">The aim of this project was to propose a cost effective<text:s/></text:span><text:span text:style-name="T368">computer program built using AI which is trainable and learns from its user</text:span><text:span text:style-name="T369">.<text:s/></text:span><text:span text:style-name="T370">A man is unable to work 24 * 7 but a machine well trained can be made to work for as long as one wants. Julia the chatbot can be used at various places due to the growing market and demands. It saves a lot of time and labour. </text:span></text:p>
      <text:p text:style-name="P83"><text:span text:style-name="T371">This chatbot can be used for multiple purposes such as customer care, selling polices or product suggestions, personal assistant etc.<text:line-break/>The need for machine learning and such trainable programs will be increased with time. Such chat bots will reduce wastage of labour and time. It will provide a better service and will be used in various fields.</text:span><text:span text:style-name="T372"/></text:p>
      <text:p text:style-name="P84"><text:span text:style-name="T373"/></text:p>
      <text:p text:style-name="P84"><text:span text:style-name="T373"/></text:p>
      <text:p text:style-name="P85"><text:span text:style-name="T373"/></text:p>
      <text:p text:style-name="P85"><text:span text:style-name="T373"/></text:p>
      <text:p text:style-name="P85"><text:span text:style-name="T373"/></text:p>
      <text:p text:style-name="P85"><text:span text:style-name="T373"/></text:p>
      <text:p text:style-name="P85"><text:span text:style-name="T373"/></text:p>
      <text:p text:style-name="P85"><text:span text:style-name="T373"/></text:p>
      <text:p text:style-name="P85"><text:span text:style-name="T373"/></text:p>
      <text:p text:style-name="P85"><text:span text:style-name="T373"/></text:p>
      <text:p text:style-name="P85"><text:span text:style-name="T373"/></text:p>
      <text:p text:style-name="P85"><text:span text:style-name="T373"/></text:p>
      <text:p text:style-name="P85"><text:span text:style-name="T373"/></text:p>
      <text:p text:style-name="P86"><text:span text:style-name="T374">FUTURE ENHANCEMENTS</text:span></text:p>
      <text:p text:style-name="P86"><text:span text:style-name="T375"/></text:p>
      <text:p text:style-name="P87"><text:span text:style-name="T376">1. Julia the chat bot can be used as a personal assistant for various systems if provided with sufficient database.</text:span></text:p>
      <text:p text:style-name="P87"><text:span text:style-name="T376"/></text:p>
      <text:p text:style-name="P87"><text:span text:style-name="T376">2. It can work more efficiently like google assistant when enhanced using IOT.</text:span></text:p>
      <text:p text:style-name="P87"><text:span text:style-name="T376"/></text:p>
      <text:p text:style-name="P87"><text:span text:style-name="T376">3. It will be uploaded on Facebook Messenger and used for map directions in the near future.</text:span></text:p>
      <text:p text:style-name="P87"><text:span text:style-name="T376"/></text:p>
      <text:p text:style-name="P87"><text:span text:style-name="T376">4.It can be used by various running websites for their customer handling and business enhancements regardless time constraints.</text:span></text:p>
      <text:p text:style-name="P87"><text:span text:style-name="T376"/></text:p>
      <text:p text:style-name="P87"><text:span text:style-name="T376">5. It can be used in various education institutions for general enquiries and registration purposes. </text:span></text:p>
      <text:p text:style-name="P88"><text:span text:style-name="T377"/></text:p>
      <text:p text:style-name="P88"><text:span text:style-name="T377"/></text:p>
      <text:p text:style-name="P88"><text:span text:style-name="T377"/></text:p>
      <text:p text:style-name="P88"><text:span text:style-name="T377"/></text:p>
      <text:p text:style-name="P88"><text:span text:style-name="T377"/></text:p>
      <text:p text:style-name="P88"><text:span text:style-name="T377"/></text:p>
      <text:p text:style-name="P88"><text:span text:style-name="T377"/></text:p>
      <text:p text:style-name="P88"><text:span text:style-name="T377"/></text:p>
      <text:p text:style-name="P88"><text:span text:style-name="T377"/></text:p>
      <text:p text:style-name="P88"><text:span text:style-name="T377"/></text:p>
      <text:p text:style-name="P88"><text:span text:style-name="T377"/></text:p>
      <text:p text:style-name="P88"><text:span text:style-name="T377"/></text:p>
      <text:p text:style-name="P88"><text:span text:style-name="T377"/></text:p>
      <text:p text:style-name="P88"><text:span text:style-name="T377"/></text:p>
      <text:p text:style-name="P88"><text:span text:style-name="T377"/></text:p>
      <text:p text:style-name="P88"><text:span text:style-name="T377"/></text:p>
      <text:p text:style-name="P88"><text:span text:style-name="T377"/></text:p>
      <text:p text:style-name="P88"><text:span text:style-name="T377"/></text:p>
      <text:p text:style-name="P88"><text:span text:style-name="T377"/></text:p>
      <text:p text:style-name="P88"><text:span text:style-name="T377"/></text:p>
      <text:p text:style-name="P88"><text:span text:style-name="T377"/></text:p>
      <text:p text:style-name="P89"><text:span text:style-name="T377"/></text:p>
      <text:p text:style-name="P90"><text:span text:style-name="T377"/></text:p>
      <text:p text:style-name="P90"><text:span text:style-name="T377"/></text:p>
      <text:p text:style-name="P90"><text:span text:style-name="T377"/></text:p>
      <text:p text:style-name="P90"><text:span text:style-name="T377"/></text:p>
      <text:p text:style-name="P91"><text:span text:style-name="T378">PROBLEMS FACED</text:span></text:p>
      <text:p text:style-name="P92"><text:span text:style-name="T379"/></text:p>
      <text:p text:style-name="P93"><text:span text:style-name="T379">The fundamental problems with which JULIA is concerned are :</text:span></text:p>
      <text:p text:style-name="P93"><text:span text:style-name="T379">1. Identification of key words </text:span></text:p>
      <text:p text:style-name="P93"><text:span text:style-name="T379">2. Discovery of minimal context</text:span></text:p>
      <text:p text:style-name="P93"><text:span text:style-name="T379">3. Choice of appropriate transformations</text:span></text:p>
      <text:p text:style-name="P93"><text:span text:style-name="T379">4. generation of responses in the absence of key words</text:span></text:p>
      <text:p text:style-name="P93"><text:span text:style-name="T379">5. Provisions of an editing for JULIA scripts </text:span></text:p>
      <text:p text:style-name="P93"><text:span text:style-name="T379">6. Time consuming while learning new words and statements</text:span></text:p>
      <text:p text:style-name="P93"><text:span text:style-name="T379"/></text:p>
      <text:p text:style-name="P93"><text:span text:style-name="T379"/></text:p>
      <text:p text:style-name="P93"><text:span text:style-name="T379"/></text:p>
      <text:p text:style-name="P93"><text:span text:style-name="T379"/></text:p>
      <text:p text:style-name="P93"><text:span text:style-name="T379"/></text:p>
      <text:p text:style-name="P93"><text:span text:style-name="T379"/></text:p>
      <text:p text:style-name="P93"><text:span text:style-name="T379"/></text:p>
      <text:p text:style-name="P93"><text:span text:style-name="T379"/></text:p>
      <text:p text:style-name="P93"><text:span text:style-name="T379"/></text:p>
      <text:p text:style-name="P93"><text:span text:style-name="T380"><text:s text:c="39"/></text:span><text:span text:style-name="T381">REFRENCES :</text:span></text:p>
      <text:p text:style-name="P93"><text:span text:style-name="T381">1. python.org</text:span></text:p>
      <text:p text:style-name="P93"><text:span text:style-name="T381">2. chatbotslife.com</text:span></text:p>
      <text:p text:style-name="P93"><text:span text:style-name="T381">3. Youtube channel : Sentdx</text:span></text:p>
      <text:p text:style-name="P93"><text:span text:style-name="T381">4. Research paper on ELIZA the time sharing system at MIT</text:span></text:p>
      <text:p text:style-name="P93"><text:span text:style-name="T381">5. Wikipedia</text:span><text:span text:style-name="T382"/></text:p>
      <text:p text:style-name="P93"><text:span text:style-name="T383"/></text:p>
      <text:p text:style-name="P93"><text:span text:style-name="T383"/></text:p>
      <text:p text:style-name="P93"><text:span text:style-name="T383"/></text:p>
      <text:p text:style-name="P93"><text:span text:style-name="T383"/></text:p>
      <text:p text:style-name="P93"><text:span text:style-name="T383"/></text:p>
      <text:p text:style-name="P93"><text:span text:style-name="T383"/></text:p>
      <text:p text:style-name="P93"><text:span text:style-name="T383"/></text:p>
      <text:p text:style-name="P93"><text:span text:style-name="T383"/></text:p>
      <text:p text:style-name="P93"><text:span text:style-name="T383"/></text:p>
      <text:p text:style-name="P93"><text:span text:style-name="T383"/></text:p>
      <text:p text:style-name="P93"><text:span text:style-name="T383"/></text:p>
      <text:p text:style-name="P93"><text:span text:style-name="T383"/></text:p>
      <text:p text:style-name="P93"><text:span text:style-name="T383"/></text:p>
      <text:p text:style-name="P93"><text:span text:style-name="T383"/></text:p>
      <text:p text:style-name="P93"><text:span text:style-name="T38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